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1.245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5" style:family="table-cell" style:parent-style-name="Default" style:data-style-name="N122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31"/>
        <table:table-column table:style-name="co13" table:default-cell-style-name="Default"/>
        <table:table-column table:style-name="co6" table:default-cell-style-name="Default"/>
        <table:table-column table:style-name="co12" table:default-cell-style-name="ce31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ce31"/>
        <table:table-column table:style-name="co18" table:default-cell-style-name="ce31"/>
        <table:table-column table:style-name="co19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7" office:value-type="string" calcext:value-type="string" table:number-columns-spanned="22" table:number-rows-spanned="1">
            <text:p>Relative improvement over the best result of heuristics averaged over 22 instances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tt48</text:p>
          </table:table-cell>
          <table:table-cell table:style-name="ce19" office:value-type="string" calcext:value-type="string">
            <text:p>bayg29</text:p>
          </table:table-cell>
          <table:table-cell table:style-name="ce19" office:value-type="string" calcext:value-type="string">
            <text:p>bays29</text:p>
          </table:table-cell>
          <table:table-cell table:style-name="ce23" office:value-type="string" calcext:value-type="string">
            <text:p>berlin52</text:p>
          </table:table-cell>
          <table:table-cell table:style-name="ce19" office:value-type="string" calcext:value-type="string">
            <text:p>brazil58</text:p>
          </table:table-cell>
          <table:table-cell table:style-name="ce19" office:value-type="string" calcext:value-type="string">
            <text:p>burma14</text:p>
          </table:table-cell>
          <table:table-cell table:style-name="ce19" office:value-type="string" calcext:value-type="string">
            <text:p>dantzig42</text:p>
          </table:table-cell>
          <table:table-cell table:style-name="ce19" office:value-type="string" calcext:value-type="string">
            <text:p>eil51</text:p>
          </table:table-cell>
          <table:table-cell table:style-name="ce19" office:value-type="string" calcext:value-type="string">
            <text:p>eil76</text:p>
          </table:table-cell>
          <table:table-cell table:style-name="ce23" office:value-type="string" calcext:value-type="string">
            <text:p>fri26</text:p>
          </table:table-cell>
          <table:table-cell table:style-name="ce19" office:value-type="string" calcext:value-type="string">
            <text:p>gr17</text:p>
          </table:table-cell>
          <table:table-cell table:style-name="ce19" office:value-type="string" calcext:value-type="string">
            <text:p>gr21</text:p>
          </table:table-cell>
          <table:table-cell table:style-name="ce23" office:value-type="string" calcext:value-type="string">
            <text:p>gr24</text:p>
          </table:table-cell>
          <table:table-cell table:style-name="ce19" office:value-type="string" calcext:value-type="string">
            <text:p>gr48</text:p>
          </table:table-cell>
          <table:table-cell table:style-name="ce19" office:value-type="string" calcext:value-type="string">
            <text:p>gr96</text:p>
          </table:table-cell>
          <table:table-cell table:style-name="ce19" office:value-type="string" calcext:value-type="string">
            <text:p>hk48</text:p>
          </table:table-cell>
          <table:table-cell table:style-name="ce19" office:value-type="string" calcext:value-type="string">
            <text:p>pr76</text:p>
          </table:table-cell>
          <table:table-cell table:style-name="ce19" office:value-type="string" calcext:value-type="string">
            <text:p>rat99</text:p>
          </table:table-cell>
          <table:table-cell table:style-name="ce19" office:value-type="string" calcext:value-type="string">
            <text:p>st70</text:p>
          </table:table-cell>
          <table:table-cell table:style-name="ce19" office:value-type="string" calcext:value-type="string">
            <text:p>swiss42</text:p>
          </table:table-cell>
          <table:table-cell table:style-name="ce23" office:value-type="string" calcext:value-type="string">
            <text:p>ulysses16</text:p>
          </table:table-cell>
          <table:table-cell table:style-name="ce23" office:value-type="string" calcext:value-type="string">
            <text:p>ulysses22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 office:value-type="float" office:value="10628" calcext:value-type="float">
            <text:p>10628</text:p>
          </table:table-cell>
          <table:table-cell table:style-name="ce19" office:value-type="float" office:value="1610" calcext:value-type="float">
            <text:p>1610</text:p>
          </table:table-cell>
          <table:table-cell table:style-name="ce19" office:value-type="float" office:value="2020" calcext:value-type="float">
            <text:p>2020</text:p>
          </table:table-cell>
          <table:table-cell table:style-name="ce23" office:value-type="float" office:value="7544.36590190409" calcext:value-type="float">
            <text:p>7544.36590190409</text:p>
          </table:table-cell>
          <table:table-cell table:style-name="ce19" table:number-columns-repeated="3"/>
          <table:table-cell table:style-name="ce19" office:value-type="float" office:value="429.983311983384" calcext:value-type="float">
            <text:p>429.983311983384</text:p>
          </table:table-cell>
          <table:table-cell table:style-name="ce19" office:value-type="float" office:value="545.387552468744" calcext:value-type="float">
            <text:p>545.387552468744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table:number-columns-repeated="2"/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46" calcext:value-type="float">
            <text:p>5046</text:p>
          </table:table-cell>
          <table:table-cell table:style-name="ce19" office:value-type="float" office:value="54691.0876739524" calcext:value-type="float">
            <text:p>54691.0876739524</text:p>
          </table:table-cell>
          <table:table-cell table:style-name="ce19"/>
          <table:table-cell table:style-name="ce19" office:value-type="float" office:value="108159.438274138" calcext:value-type="float">
            <text:p>108159.438274138</text:p>
          </table:table-cell>
          <table:table-cell table:style-name="ce19"/>
          <table:table-cell table:style-name="ce19" office:value-type="float" office:value="678.597452096625" calcext:value-type="float">
            <text:p>678.597452096625</text:p>
          </table:table-cell>
          <table:table-cell table:style-name="ce19"/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10721" calcext:value-type="float">
            <text:p>10721</text:p>
          </table:table-cell>
          <table:table-cell table:style-name="ce19" office:value-type="float" office:value="1628" calcext:value-type="float">
            <text:p>1628</text:p>
          </table:table-cell>
          <table:table-cell table:style-name="ce19" office:value-type="float" office:value="2028" calcext:value-type="float">
            <text:p>2028</text:p>
          </table:table-cell>
          <table:table-cell table:style-name="ce125" office:value-type="float" office:value="7544.36590190409" calcext:value-type="float">
            <text:p>7544.36590190409</text:p>
          </table:table-cell>
          <table:table-cell table:style-name="ce19" office:value-type="float" office:value="25664" calcext:value-type="float">
            <text:p>25664</text:p>
          </table:table-cell>
          <table:table-cell table:style-name="ce19" office:value-type="float" office:value="3330.60801545017" calcext:value-type="float">
            <text:p>3330.60801545017</text:p>
          </table:table-cell>
          <table:table-cell table:style-name="ce19" office:value-type="float" office:value="709" calcext:value-type="float">
            <text:p>709</text:p>
          </table:table-cell>
          <table:table-cell table:style-name="ce19" office:value-type="float" office:value="431.220729675664" calcext:value-type="float">
            <text:p>431.220729675664</text:p>
          </table:table-cell>
          <table:table-cell table:style-name="ce19" office:value-type="float" office:value="566.502808118878" calcext:value-type="float">
            <text:p>566.502808118878</text:p>
          </table:table-cell>
          <table:table-cell table:style-name="ce23" office:value-type="float" office:value="937" calcext:value-type="float">
            <text:p>937</text:p>
          </table:table-cell>
          <table:table-cell table:style-name="ce19" office:value-type="float" office:value="2085" calcext:value-type="float">
            <text:p>2085</text:p>
          </table:table-cell>
          <table:table-cell table:style-name="ce19" office:value-type="float" office:value="2707" calcext:value-type="float">
            <text:p>2707</text:p>
          </table:table-cell>
          <table:table-cell table:style-name="ce23" office:value-type="float" office:value="1272" calcext:value-type="float">
            <text:p>1272</text:p>
          </table:table-cell>
          <table:table-cell table:style-name="ce19" office:value-type="float" office:value="5088" calcext:value-type="float">
            <text:p>5088</text:p>
          </table:table-cell>
          <table:table-cell table:style-name="ce19" office:value-type="float" office:value="55976.3875510599" calcext:value-type="float">
            <text:p>55976.3875510599</text:p>
          </table:table-cell>
          <table:table-cell table:style-name="ce19" office:value-type="float" office:value="11474" calcext:value-type="float">
            <text:p>11474</text:p>
          </table:table-cell>
          <table:table-cell table:style-name="ce19" office:value-type="float" office:value="109206.651778109" calcext:value-type="float">
            <text:p>109206.651778109</text:p>
          </table:table-cell>
          <table:table-cell table:style-name="ce19" office:value-type="float" office:value="1250.82567025409" calcext:value-type="float">
            <text:p>1250.82567025409</text:p>
          </table:table-cell>
          <table:table-cell table:style-name="ce19" office:value-type="float" office:value="689.113713781863" calcext:value-type="float">
            <text:p>689.113713781863</text:p>
          </table:table-cell>
          <table:table-cell table:style-name="ce19" office:value-type="float" office:value="1273" calcext:value-type="float">
            <text:p>1273</text:p>
          </table:table-cell>
          <table:table-cell table:style-name="ce23" office:value-type="float" office:value="6755.24406005813" calcext:value-type="float">
            <text:p>6755.24406005813</text:p>
          </table:table-cell>
          <table:table-cell table:style-name="ce23" office:value-type="float" office:value="6912.2234837177" calcext:value-type="float">
            <text:p>6912.2234837177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3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7"/>
          <table:table-cell table:style-name="ce23" table:number-columns-repeated="2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0" office:value-type="string" calcext:value-type="string" table:number-columns-spanned="22" table:number-rows-spanned="1">
            <text:p>Absolute values</text:p>
          </table:table-cell>
          <table:covered-table-cell table:number-columns-repeated="2" table:style-name="ce3"/>
          <table:covered-table-cell table:style-name="ce119"/>
          <table:covered-table-cell table:number-columns-repeated="5" table:style-name="ce3"/>
          <table:covered-table-cell table:style-name="ce119"/>
          <table:covered-table-cell table:number-columns-repeated="2" table:style-name="ce3"/>
          <table:covered-table-cell table:style-name="ce119"/>
          <table:covered-table-cell table:number-columns-repeated="7" table:style-name="ce3"/>
          <table:covered-table-cell table:number-columns-repeated="2" table:style-name="ce119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number-columns-repeated="2"/>
          <table:table-cell office:value-type="float" office:value="10646.6666666667" calcext:value-type="float">
            <text:p>10646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814.82649062269" calcext:value-type="float">
            <text:p>7814.82649062269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1.886154030347" calcext:value-type="float">
            <text:p>431.886154030347</text:p>
          </table:table-cell>
          <table:table-cell office:value-type="float" office:value="560.119976317033" calcext:value-type="float">
            <text:p>560.119976317033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8.33333333333" calcext:value-type="float">
            <text:p>2088.33333333333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71.66666666667" calcext:value-type="float">
            <text:p>5171.66666666667</text:p>
          </table:table-cell>
          <table:table-cell office:value-type="float" office:value="56164.1725309648" calcext:value-type="float">
            <text:p>56164.1725309648</text:p>
          </table:table-cell>
          <table:table-cell office:value-type="float" office:value="11683" calcext:value-type="float">
            <text:p>11683</text:p>
          </table:table-cell>
          <table:table-cell office:value-type="float" office:value="109578.407290168" calcext:value-type="float">
            <text:p>109578.407290168</text:p>
          </table:table-cell>
          <table:table-cell office:value-type="float" office:value="1280.93521160742" calcext:value-type="float">
            <text:p>1280.93521160742</text:p>
          </table:table-cell>
          <table:table-cell office:value-type="float" office:value="697.125148463541" calcext:value-type="float">
            <text:p>697.125148463541</text:p>
          </table:table-cell>
          <table:table-cell office:value-type="float" office:value="1296.33333333333" calcext:value-type="float">
            <text:p>1296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number-columns-repeated="2"/>
          <table:table-cell office:value-type="float" office:value="10745" calcext:value-type="float">
            <text:p>10745</text:p>
          </table:table-cell>
          <table:table-cell office:value-type="float" office:value="1610" calcext:value-type="float">
            <text:p>1610</text:p>
          </table:table-cell>
          <table:table-cell office:value-type="float" office:value="2024.66666666667" calcext:value-type="float">
            <text:p>2024.66666666667</text:p>
          </table:table-cell>
          <table:table-cell table:style-name="Default" office:value-type="float" office:value="7854.81362493208" calcext:value-type="float">
            <text:p>7854.81362493208</text:p>
          </table:table-cell>
          <table:table-cell office:value-type="float" office:value="25587.3333333333" calcext:value-type="float">
            <text:p>25587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4" calcext:value-type="float">
            <text:p>704</text:p>
          </table:table-cell>
          <table:table-cell office:value-type="float" office:value="439.719727781925" calcext:value-type="float">
            <text:p>439.719727781925</text:p>
          </table:table-cell>
          <table:table-cell office:value-type="float" office:value="559.927968135844" calcext:value-type="float">
            <text:p>559.927968135844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20.66666666667" calcext:value-type="float">
            <text:p>5120.66666666667</text:p>
          </table:table-cell>
          <table:table-cell office:value-type="float" office:value="56232.7611297311" calcext:value-type="float">
            <text:p>56232.7611297311</text:p>
          </table:table-cell>
          <table:table-cell office:value-type="float" office:value="11657.6666666667" calcext:value-type="float">
            <text:p>11657.6666666667</text:p>
          </table:table-cell>
          <table:table-cell office:value-type="float" office:value="112407.474284791" calcext:value-type="float">
            <text:p>112407.474284791</text:p>
          </table:table-cell>
          <table:table-cell office:value-type="float" office:value="1274.27912088954" calcext:value-type="float">
            <text:p>1274.27912088954</text:p>
          </table:table-cell>
          <table:table-cell office:value-type="float" office:value="694.812390252458" calcext:value-type="float">
            <text:p>694.812390252458</text:p>
          </table:table-cell>
          <table:table-cell office:value-type="float" office:value="1321.33333333333" calcext:value-type="float">
            <text:p>1321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number-columns-repeated="2"/>
          <table:table-cell office:value-type="float" office:value="10702" calcext:value-type="float">
            <text:p>10702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12.05594659556" calcext:value-type="float">
            <text:p>7912.05594659556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699" calcext:value-type="float">
            <text:p>699</text:p>
          </table:table-cell>
          <table:table-cell office:value-type="float" office:value="438.274647241863" calcext:value-type="float">
            <text:p>438.274647241863</text:p>
          </table:table-cell>
          <table:table-cell office:value-type="float" office:value="560.566201066515" calcext:value-type="float">
            <text:p>560.56620106651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18.66666666667" calcext:value-type="float">
            <text:p>5118.66666666667</text:p>
          </table:table-cell>
          <table:table-cell office:value-type="float" office:value="55675.6305828803" calcext:value-type="float">
            <text:p>55675.6305828803</text:p>
          </table:table-cell>
          <table:table-cell office:value-type="float" office:value="11694.6666666667" calcext:value-type="float">
            <text:p>11694.6666666667</text:p>
          </table:table-cell>
          <table:table-cell office:value-type="float" office:value="109537.263756278" calcext:value-type="float">
            <text:p>109537.263756278</text:p>
          </table:table-cell>
          <table:table-cell office:value-type="float" office:value="1262.40464402267" calcext:value-type="float">
            <text:p>1262.40464402267</text:p>
          </table:table-cell>
          <table:table-cell office:value-type="float" office:value="691.716958925837" calcext:value-type="float">
            <text:p>691.716958925837</text:p>
          </table:table-cell>
          <table:table-cell office:value-type="float" office:value="1282.33333333333" calcext:value-type="float">
            <text:p>128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number-columns-repeated="2"/>
          <table:table-cell office:value-type="float" office:value="10732" calcext:value-type="float">
            <text:p>10732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821.56021301075" calcext:value-type="float">
            <text:p>7821.56021301075</text:p>
          </table:table-cell>
          <table:table-cell office:value-type="float" office:value="25524.3333333333" calcext:value-type="float">
            <text:p>25524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1.774415076581" calcext:value-type="float">
            <text:p>431.774415076581</text:p>
          </table:table-cell>
          <table:table-cell office:value-type="float" office:value="565.054762570835" calcext:value-type="float">
            <text:p>565.054762570835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3" calcext:value-type="float">
            <text:p>5073</text:p>
          </table:table-cell>
          <table:table-cell office:value-type="float" office:value="55815.5791245835" calcext:value-type="float">
            <text:p>55815.5791245835</text:p>
          </table:table-cell>
          <table:table-cell office:value-type="float" office:value="11614.3333333333" calcext:value-type="float">
            <text:p>11614.3333333333</text:p>
          </table:table-cell>
          <table:table-cell office:value-type="float" office:value="109688.4392148" calcext:value-type="float">
            <text:p>109688.4392148</text:p>
          </table:table-cell>
          <table:table-cell office:value-type="float" office:value="1261.68363291717" calcext:value-type="float">
            <text:p>1261.68363291717</text:p>
          </table:table-cell>
          <table:table-cell office:value-type="float" office:value="692.33409689509" calcext:value-type="float">
            <text:p>692.33409689509</text:p>
          </table:table-cell>
          <table:table-cell office:value-type="float" office:value="1334" calcext:value-type="float">
            <text:p>1334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number-columns-repeated="2"/>
          <table:table-cell office:value-type="float" office:value="10711.3333333333" calcext:value-type="float">
            <text:p>10711.3333333333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06.98754177305" calcext:value-type="float">
            <text:p>7706.98754177305</text:p>
          </table:table-cell>
          <table:table-cell office:value-type="float" office:value="25739.3333333333" calcext:value-type="float">
            <text:p>25739.3333333333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3.333333333333" calcext:value-type="float">
            <text:p>713.333333333333</text:p>
          </table:table-cell>
          <table:table-cell office:value-type="float" office:value="438.363482371875" calcext:value-type="float">
            <text:p>438.363482371875</text:p>
          </table:table-cell>
          <table:table-cell office:value-type="float" office:value="557.237821683357" calcext:value-type="float">
            <text:p>557.237821683357</text:p>
          </table:table-cell>
          <table:table-cell table:style-name="Default" office:value-type="float" office:value="943" calcext:value-type="float">
            <text:p>94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8" calcext:value-type="float">
            <text:p>5078</text:p>
          </table:table-cell>
          <table:table-cell office:value-type="float" office:value="55566.3340444609" calcext:value-type="float">
            <text:p>55566.3340444609</text:p>
          </table:table-cell>
          <table:table-cell office:value-type="float" office:value="11618.3333333333" calcext:value-type="float">
            <text:p>11618.3333333333</text:p>
          </table:table-cell>
          <table:table-cell office:value-type="float" office:value="110876.453762981" calcext:value-type="float">
            <text:p>110876.453762981</text:p>
          </table:table-cell>
          <table:table-cell office:value-type="float" office:value="1276.21136993677" calcext:value-type="float">
            <text:p>1276.21136993677</text:p>
          </table:table-cell>
          <table:table-cell office:value-type="float" office:value="687.797739113768" calcext:value-type="float">
            <text:p>687.797739113768</text:p>
          </table:table-cell>
          <table:table-cell office:value-type="float" office:value="1307.33333333333" calcext:value-type="float">
            <text:p>1307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number-columns-repeated="2"/>
          <table:table-cell office:value-type="float" office:value="10804.6666666667" calcext:value-type="float">
            <text:p>10804.6666666667</text:p>
          </table:table-cell>
          <table:table-cell office:value-type="float" office:value="1620.66666666667" calcext:value-type="float">
            <text:p>1620.66666666667</text:p>
          </table:table-cell>
          <table:table-cell office:value-type="float" office:value="2024.33333333333" calcext:value-type="float">
            <text:p>2024.33333333333</text:p>
          </table:table-cell>
          <table:table-cell table:style-name="Default" office:value-type="float" office:value="7601.80589371194" calcext:value-type="float">
            <text:p>7601.80589371194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5.367366524962" calcext:value-type="float">
            <text:p>435.367366524962</text:p>
          </table:table-cell>
          <table:table-cell office:value-type="float" office:value="561.584482602816" calcext:value-type="float">
            <text:p>561.58448260281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07.66666666667" calcext:value-type="float">
            <text:p>5107.66666666667</text:p>
          </table:table-cell>
          <table:table-cell office:value-type="float" office:value="56329.5575530206" calcext:value-type="float">
            <text:p>56329.5575530206</text:p>
          </table:table-cell>
          <table:table-cell office:value-type="float" office:value="11566.3333333333" calcext:value-type="float">
            <text:p>11566.3333333333</text:p>
          </table:table-cell>
          <table:table-cell office:value-type="float" office:value="108742.126611618" calcext:value-type="float">
            <text:p>108742.126611618</text:p>
          </table:table-cell>
          <table:table-cell office:value-type="float" office:value="1274.5981650212" calcext:value-type="float">
            <text:p>1274.5981650212</text:p>
          </table:table-cell>
          <table:table-cell office:value-type="float" office:value="692.258659196348" calcext:value-type="float">
            <text:p>692.258659196348</text:p>
          </table:table-cell>
          <table:table-cell office:value-type="float" office:value="1317" calcext:value-type="float">
            <text:p>131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number-columns-repeated="2"/>
          <table:table-cell office:value-type="float" office:value="10785.6666666667" calcext:value-type="float">
            <text:p>10785.6666666667</text:p>
          </table:table-cell>
          <table:table-cell office:value-type="float" office:value="1632" calcext:value-type="float">
            <text:p>1632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68.35980987989" calcext:value-type="float">
            <text:p>7768.35980987989</text:p>
          </table:table-cell>
          <table:table-cell office:value-type="float" office:value="25544.6666666667" calcext:value-type="float">
            <text:p>25544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2.503614208674" calcext:value-type="float">
            <text:p>432.503614208674</text:p>
          </table:table-cell>
          <table:table-cell office:value-type="float" office:value="555.292084094854" calcext:value-type="float">
            <text:p>555.292084094854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04.33333333333" calcext:value-type="float">
            <text:p>5104.33333333333</text:p>
          </table:table-cell>
          <table:table-cell office:value-type="float" office:value="55789.460718911" calcext:value-type="float">
            <text:p>55789.460718911</text:p>
          </table:table-cell>
          <table:table-cell office:value-type="float" office:value="11577" calcext:value-type="float">
            <text:p>11577</text:p>
          </table:table-cell>
          <table:table-cell office:value-type="float" office:value="111003.229046419" calcext:value-type="float">
            <text:p>111003.229046419</text:p>
          </table:table-cell>
          <table:table-cell office:value-type="float" office:value="1276.939056486" calcext:value-type="float">
            <text:p>1276.939056486</text:p>
          </table:table-cell>
          <table:table-cell office:value-type="float" office:value="708.052498952398" calcext:value-type="float">
            <text:p>708.052498952398</text:p>
          </table:table-cell>
          <table:table-cell office:value-type="float" office:value="1299.33333333333" calcext:value-type="float">
            <text:p>1299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number-columns-repeated="2"/>
          <table:table-cell office:value-type="float" office:value="10761.3333333333" calcext:value-type="float">
            <text:p>10761.3333333333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890.87539855726" calcext:value-type="float">
            <text:p>7890.87539855726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17" calcext:value-type="float">
            <text:p>717</text:p>
          </table:table-cell>
          <table:table-cell office:value-type="float" office:value="435.434174468446" calcext:value-type="float">
            <text:p>435.434174468446</text:p>
          </table:table-cell>
          <table:table-cell office:value-type="float" office:value="559.998585990583" calcext:value-type="float">
            <text:p>559.998585990583</text:p>
          </table:table-cell>
          <table:table-cell table:style-name="Default" office:value-type="float" office:value="947.666666666667" calcext:value-type="float">
            <text:p>947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74.66666666667" calcext:value-type="float">
            <text:p>5074.66666666667</text:p>
          </table:table-cell>
          <table:table-cell office:value-type="float" office:value="55486.9266236601" calcext:value-type="float">
            <text:p>55486.9266236601</text:p>
          </table:table-cell>
          <table:table-cell office:value-type="float" office:value="11621.3333333333" calcext:value-type="float">
            <text:p>11621.3333333333</text:p>
          </table:table-cell>
          <table:table-cell office:value-type="float" office:value="110793.849084069" calcext:value-type="float">
            <text:p>110793.849084069</text:p>
          </table:table-cell>
          <table:table-cell office:value-type="float" office:value="1272.67968205827" calcext:value-type="float">
            <text:p>1272.67968205827</text:p>
          </table:table-cell>
          <table:table-cell office:value-type="float" office:value="687.508874483815" calcext:value-type="float">
            <text:p>687.508874483815</text:p>
          </table:table-cell>
          <table:table-cell office:value-type="float" office:value="1292.33333333333" calcext:value-type="float">
            <text:p>129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number-columns-repeated="2"/>
          <table:table-cell office:value-type="float" office:value="10670.6666666667" calcext:value-type="float">
            <text:p>10670.6666666667</text:p>
          </table:table-cell>
          <table:table-cell office:value-type="float" office:value="1610" calcext:value-type="float">
            <text:p>1610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942.88345499929" calcext:value-type="float">
            <text:p>7942.88345499929</text:p>
          </table:table-cell>
          <table:table-cell office:value-type="float" office:value="25395" calcext:value-type="float">
            <text:p>25395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9.256664308737" calcext:value-type="float">
            <text:p>439.256664308737</text:p>
          </table:table-cell>
          <table:table-cell office:value-type="float" office:value="556.810366793766" calcext:value-type="float">
            <text:p>556.810366793766</text:p>
          </table:table-cell>
          <table:table-cell table:style-name="Default" office:value-type="float" office:value="937" calcext:value-type="float">
            <text:p>93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92" calcext:value-type="float">
            <text:p>5092</text:p>
          </table:table-cell>
          <table:table-cell office:value-type="float" office:value="55615.8795564959" calcext:value-type="float">
            <text:p>55615.8795564959</text:p>
          </table:table-cell>
          <table:table-cell office:value-type="float" office:value="11640.6666666667" calcext:value-type="float">
            <text:p>11640.6666666667</text:p>
          </table:table-cell>
          <table:table-cell office:value-type="float" office:value="109387.849619027" calcext:value-type="float">
            <text:p>109387.849619027</text:p>
          </table:table-cell>
          <table:table-cell office:value-type="float" office:value="1267.85436484157" calcext:value-type="float">
            <text:p>1267.85436484157</text:p>
          </table:table-cell>
          <table:table-cell office:value-type="float" office:value="690.692412583302" calcext:value-type="float">
            <text:p>690.692412583302</text:p>
          </table:table-cell>
          <table:table-cell office:value-type="float" office:value="1299.33333333333" calcext:value-type="float">
            <text:p>1299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number-columns-repeated="2"/>
          <table:table-cell office:value-type="float" office:value="10673.6666666667" calcext:value-type="float">
            <text:p>10673.6666666667</text:p>
          </table:table-cell>
          <table:table-cell office:value-type="float" office:value="1615.33333333333" calcext:value-type="float">
            <text:p>1615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770.04742841493" calcext:value-type="float">
            <text:p>7770.04742841493</text:p>
          </table:table-cell>
          <table:table-cell office:value-type="float" office:value="25511.6666666667" calcext:value-type="float">
            <text:p>25511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5" calcext:value-type="float">
            <text:p>705</text:p>
          </table:table-cell>
          <table:table-cell office:value-type="float" office:value="434.728246160622" calcext:value-type="float">
            <text:p>434.728246160622</text:p>
          </table:table-cell>
          <table:table-cell office:value-type="float" office:value="556.071993087386" calcext:value-type="float">
            <text:p>556.071993087386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90.66666666667" calcext:value-type="float">
            <text:p>1290.66666666667</text:p>
          </table:table-cell>
          <table:table-cell office:value-type="float" office:value="5099" calcext:value-type="float">
            <text:p>5099</text:p>
          </table:table-cell>
          <table:table-cell office:value-type="float" office:value="56141.2960655936" calcext:value-type="float">
            <text:p>56141.2960655936</text:p>
          </table:table-cell>
          <table:table-cell office:value-type="float" office:value="11594.6666666667" calcext:value-type="float">
            <text:p>11594.6666666667</text:p>
          </table:table-cell>
          <table:table-cell office:value-type="float" office:value="109306.948224543" calcext:value-type="float">
            <text:p>109306.948224543</text:p>
          </table:table-cell>
          <table:table-cell office:value-type="float" office:value="1249.81152290539" calcext:value-type="float">
            <text:p>1249.81152290539</text:p>
          </table:table-cell>
          <table:table-cell office:value-type="float" office:value="682.751010815954" calcext:value-type="float">
            <text:p>682.751010815954</text:p>
          </table:table-cell>
          <table:table-cell office:value-type="float" office:value="1294.66666666667" calcext:value-type="float">
            <text:p>1294.66666666667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number-columns-repeated="2"/>
          <table:table-cell office:value-type="float" office:value="10847" calcext:value-type="float">
            <text:p>10847</text:p>
          </table:table-cell>
          <table:table-cell office:value-type="float" office:value="1620.66666666667" calcext:value-type="float">
            <text:p>1620.66666666667</text:p>
          </table:table-cell>
          <table:table-cell office:value-type="float" office:value="2024.33333333333" calcext:value-type="float">
            <text:p>2024.33333333333</text:p>
          </table:table-cell>
          <table:table-cell table:style-name="Default" office:value-type="float" office:value="7840.90315359009" calcext:value-type="float">
            <text:p>7840.90315359009</text:p>
          </table:table-cell>
          <table:table-cell office:value-type="float" office:value="25822" calcext:value-type="float">
            <text:p>25822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0.666666666667" calcext:value-type="float">
            <text:p>700.666666666667</text:p>
          </table:table-cell>
          <table:table-cell office:value-type="float" office:value="438.558969788134" calcext:value-type="float">
            <text:p>438.558969788134</text:p>
          </table:table-cell>
          <table:table-cell office:value-type="float" office:value="562.043320423102" calcext:value-type="float">
            <text:p>562.043320423102</text:p>
          </table:table-cell>
          <table:table-cell table:style-name="Default" office:value-type="float" office:value="942.333333333333" calcext:value-type="float">
            <text:p>942.333333333333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126.33333333333" calcext:value-type="float">
            <text:p>5126.33333333333</text:p>
          </table:table-cell>
          <table:table-cell office:value-type="float" office:value="56180.0094384949" calcext:value-type="float">
            <text:p>56180.0094384949</text:p>
          </table:table-cell>
          <table:table-cell office:value-type="float" office:value="11530" calcext:value-type="float">
            <text:p>11530</text:p>
          </table:table-cell>
          <table:table-cell office:value-type="float" office:value="109150.359746204" calcext:value-type="float">
            <text:p>109150.359746204</text:p>
          </table:table-cell>
          <table:table-cell office:value-type="float" office:value="1260.56101821688" calcext:value-type="float">
            <text:p>1260.56101821688</text:p>
          </table:table-cell>
          <table:table-cell office:value-type="float" office:value="695.512924337009" calcext:value-type="float">
            <text:p>695.512924337009</text:p>
          </table:table-cell>
          <table:table-cell office:value-type="float" office:value="1314" calcext:value-type="float">
            <text:p>1314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number-columns-repeated="2"/>
          <table:table-cell office:value-type="float" office:value="10725.3333333333" calcext:value-type="float">
            <text:p>10725.3333333333</text:p>
          </table:table-cell>
          <table:table-cell office:value-type="float" office:value="1626.33333333333" calcext:value-type="float">
            <text:p>1626.33333333333</text:p>
          </table:table-cell>
          <table:table-cell office:value-type="float" office:value="2020" calcext:value-type="float">
            <text:p>2020</text:p>
          </table:table-cell>
          <table:table-cell table:style-name="Default" office:value-type="float" office:value="7867.4992636147" calcext:value-type="float">
            <text:p>7867.4992636147</text:p>
          </table:table-cell>
          <table:table-cell office:value-type="float" office:value="25470.6666666667" calcext:value-type="float">
            <text:p>25470.6666666667</text:p>
          </table:table-cell>
          <table:table-cell office:value-type="float" office:value="3330.60801545017" calcext:value-type="float">
            <text:p>3330.60801545017</text:p>
          </table:table-cell>
          <table:table-cell office:value-type="float" office:value="702.333333333333" calcext:value-type="float">
            <text:p>702.333333333333</text:p>
          </table:table-cell>
          <table:table-cell office:value-type="float" office:value="430.711752163075" calcext:value-type="float">
            <text:p>430.711752163075</text:p>
          </table:table-cell>
          <table:table-cell office:value-type="float" office:value="560.230730889174" calcext:value-type="float">
            <text:p>560.230730889174</text:p>
          </table:table-cell>
          <table:table-cell table:style-name="Default" office:value-type="float" office:value="953.666666666667" calcext:value-type="float">
            <text:p>953.666666666667</text:p>
          </table:table-cell>
          <table:table-cell office:value-type="float" office:value="2085" calcext:value-type="float">
            <text:p>2085</text:p>
          </table:table-cell>
          <table:table-cell office:value-type="float" office:value="2707" calcext:value-type="float">
            <text:p>2707</text:p>
          </table:table-cell>
          <table:table-cell table:style-name="Default" office:value-type="float" office:value="1272" calcext:value-type="float">
            <text:p>1272</text:p>
          </table:table-cell>
          <table:table-cell office:value-type="float" office:value="5080.66666666667" calcext:value-type="float">
            <text:p>5080.66666666667</text:p>
          </table:table-cell>
          <table:table-cell office:value-type="float" office:value="56239.0342914859" calcext:value-type="float">
            <text:p>56239.0342914859</text:p>
          </table:table-cell>
          <table:table-cell office:value-type="float" office:value="11550.6666666667" calcext:value-type="float">
            <text:p>11550.6666666667</text:p>
          </table:table-cell>
          <table:table-cell office:value-type="float" office:value="109388.726833266" calcext:value-type="float">
            <text:p>109388.726833266</text:p>
          </table:table-cell>
          <table:table-cell office:value-type="float" office:value="1233.85036619856" calcext:value-type="float">
            <text:p>1233.85036619856</text:p>
          </table:table-cell>
          <table:table-cell office:value-type="float" office:value="685.779646711928" calcext:value-type="float">
            <text:p>685.779646711928</text:p>
          </table:table-cell>
          <table:table-cell office:value-type="float" office:value="1282.33333333333" calcext:value-type="float">
            <text:p>1282.33333333333</text:p>
          </table:table-cell>
          <table:table-cell table:style-name="Default" office:value-type="float" office:value="6755.24406005813" calcext:value-type="float">
            <text:p>6755.24406005813</text:p>
          </table:table-cell>
          <table:table-cell table:style-name="Default" office:value-type="float" office:value="6912.22348371769" calcext:value-type="float">
            <text:p>6912.22348371769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15" table:formula="of:=SUM([.D19:.Y19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best result of heuristics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20:.Y20])/8" office:value-type="float" office:value="-0.00565984866804302" calcext:value-type="float">
            <text:p>-0.005659848668043</text:p>
          </table:table-cell>
          <table:table-cell table:style-name="ce13" table:formula="of:=[.B20] *(-1)" office:value-type="percentage" office:value="0.00565984866804302" calcext:value-type="percentage">
            <text:p>0.57%</text:p>
          </table:table-cell>
          <table:table-cell table:style-name="ce112" table:number-columns-repeated="4"/>
          <table:table-cell table:style-name="ce112" table:formula="of:=([.H4]-[.H7])/[.H4]" office:value-type="float" office:value="0.00753325020781375" calcext:value-type="float">
            <text:p>0.007533250207814</text:p>
          </table:table-cell>
          <table:table-cell table:style-name="ce112" table:formula="of:=([.I4]-[.I7])/[.I4]" office:value-type="float" office:value="0" calcext:value-type="float">
            <text:p>0</text:p>
          </table:table-cell>
          <table:table-cell table:style-name="ce112" table:formula="of:=([.J4]-[.J7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7])/[.N4]" office:value-type="float" office:value="-0.00159872102318153" calcext:value-type="float">
            <text:p>-0.001598721023182</text:p>
          </table:table-cell>
          <table:table-cell table:style-name="ce112" table:formula="of:=([.O4]-[.O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7])/[.S4]" office:value-type="float" office:value="-0.0182150949973854" calcext:value-type="float">
            <text:p>-0.018215094997385</text:p>
          </table:table-cell>
          <table:table-cell table:style-name="ce112"/>
          <table:table-cell table:style-name="ce112" table:formula="of:=([.U4]-[.U7])/[.U4]" office:value-type="float" office:value="-0.02407173283165" calcext:value-type="float">
            <text:p>-0.02407173283165</text:p>
          </table:table-cell>
          <table:table-cell table:style-name="ce112"/>
          <table:table-cell table:style-name="ce112" table:formula="of:=([.W4]-[.W7])/[.W4]" office:value-type="float" office:value="-0.0183294056035611" calcext:value-type="float">
            <text:p>-0.018329405603561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21:.Y21])/8" office:value-type="float" office:value="-0.00783576560373986" calcext:value-type="float">
            <text:p>-0.00783576560374</text:p>
          </table:table-cell>
          <table:table-cell table:style-name="ce13" table:formula="of:=[.B21] *(-1)" office:value-type="percentage" office:value="0.00783576560373986" calcext:value-type="percentage">
            <text:p>0.78%</text:p>
          </table:table-cell>
          <table:table-cell table:style-name="ce112" table:number-columns-repeated="4"/>
          <table:table-cell table:style-name="ce112" table:formula="of:=([.H4]-[.H8])/[.H4]" office:value-type="float" office:value="0.00298732335827104" calcext:value-type="float">
            <text:p>0.002987323358271</text:p>
          </table:table-cell>
          <table:table-cell table:style-name="ce112" table:formula="of:=([.I4]-[.I8])/[.I4]" office:value-type="float" office:value="0" calcext:value-type="float">
            <text:p>0</text:p>
          </table:table-cell>
          <table:table-cell table:style-name="ce112" table:formula="of:=([.J4]-[.J8])/[.J4]" office:value-type="float" office:value="0.00705218617771509" calcext:value-type="float">
            <text:p>0.007052186177715</text:p>
          </table:table-cell>
          <table:table-cell table:style-name="ce112" table:number-columns-repeated="3"/>
          <table:table-cell table:style-name="ce112" table:formula="of:=([.N4]-[.N8])/[.N4]" office:value-type="float" office:value="0" calcext:value-type="float">
            <text:p>0</text:p>
          </table:table-cell>
          <table:table-cell table:style-name="ce112" table:formula="of:=([.O4]-[.O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8])/[.S4]" office:value-type="float" office:value="-0.016007204694672" calcext:value-type="float">
            <text:p>-0.016007204694672</text:p>
          </table:table-cell>
          <table:table-cell table:style-name="ce112"/>
          <table:table-cell table:style-name="ce112" table:formula="of:=([.U4]-[.U8])/[.U4]" office:value-type="float" office:value="-0.0187503752067136" calcext:value-type="float">
            <text:p>-0.018750375206714</text:p>
          </table:table-cell>
          <table:table-cell table:style-name="ce112"/>
          <table:table-cell table:style-name="ce112" table:formula="of:=([.W4]-[.W8])/[.W4]" office:value-type="float" office:value="-0.0379680544645194" calcext:value-type="float">
            <text:p>-0.03796805446452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22:.Y22])/8" office:value-type="float" office:value="-0.00140434154750619" calcext:value-type="float">
            <text:p>-0.001404341547506</text:p>
          </table:table-cell>
          <table:table-cell table:style-name="ce13" table:formula="of:=[.B22] *(-1)" office:value-type="percentage" office:value="0.00140434154750619" calcext:value-type="percentage">
            <text:p>0.14%</text:p>
          </table:table-cell>
          <table:table-cell table:style-name="ce112" table:number-columns-repeated="4"/>
          <table:table-cell table:style-name="ce112" table:formula="of:=([.H4]-[.H9])/[.H4]" office:value-type="float" office:value="0.010481608478803" calcext:value-type="float">
            <text:p>0.010481608478803</text:p>
          </table:table-cell>
          <table:table-cell table:style-name="ce112" table:formula="of:=([.I4]-[.I9])/[.I4]" office:value-type="float" office:value="0" calcext:value-type="float">
            <text:p>0</text:p>
          </table:table-cell>
          <table:table-cell table:style-name="ce112" table:formula="of:=([.J4]-[.J9])/[.J4]" office:value-type="float" office:value="0.0141043723554302" calcext:value-type="float">
            <text:p>0.01410437235543</text:p>
          </table:table-cell>
          <table:table-cell table:style-name="ce112" table:number-columns-repeated="3"/>
          <table:table-cell table:style-name="ce112" table:formula="of:=([.N4]-[.N9])/[.N4]" office:value-type="float" office:value="0" calcext:value-type="float">
            <text:p>0</text:p>
          </table:table-cell>
          <table:table-cell table:style-name="ce112" table:formula="of:=([.O4]-[.O9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9])/[.S4]" office:value-type="float" office:value="-0.0192318865841612" calcext:value-type="float">
            <text:p>-0.019231886584161</text:p>
          </table:table-cell>
          <table:table-cell table:style-name="ce112"/>
          <table:table-cell table:style-name="ce112" table:formula="of:=([.U4]-[.U9])/[.U4]" office:value-type="float" office:value="-0.00925706438869706" calcext:value-type="float">
            <text:p>-0.009257064388697</text:p>
          </table:table-cell>
          <table:table-cell table:style-name="ce112"/>
          <table:table-cell table:style-name="ce112" table:formula="of:=([.W4]-[.W9])/[.W4]" office:value-type="float" office:value="-0.0073317622414244" calcext:value-type="float">
            <text:p>-0.007331762241424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23:.Y23])/8" office:value-type="float" office:value="-0.00645421527745575" calcext:value-type="float">
            <text:p>-0.006454215277456</text:p>
          </table:table-cell>
          <table:table-cell table:style-name="ce13" table:formula="of:=[.B23] *(-1)" office:value-type="percentage" office:value="0.00645421527745575" calcext:value-type="percentage">
            <text:p>0.65%</text:p>
          </table:table-cell>
          <table:table-cell table:style-name="ce112" table:number-columns-repeated="4"/>
          <table:table-cell table:style-name="ce112" table:formula="of:=([.H4]-[.H10])/[.H4]" office:value-type="float" office:value="0.00544212385702415" calcext:value-type="float">
            <text:p>0.005442123857024</text:p>
          </table:table-cell>
          <table:table-cell table:style-name="ce112" table:formula="of:=([.I4]-[.I10])/[.I4]" office:value-type="float" office:value="0" calcext:value-type="float">
            <text:p>0</text:p>
          </table:table-cell>
          <table:table-cell table:style-name="ce112" table:formula="of:=([.J4]-[.J10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0])/[.N4]" office:value-type="float" office:value="0" calcext:value-type="float">
            <text:p>0</text:p>
          </table:table-cell>
          <table:table-cell table:style-name="ce112" table:formula="of:=([.O4]-[.O10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0])/[.S4]" office:value-type="float" office:value="-0.0122305502295044" calcext:value-type="float">
            <text:p>-0.012230550229505</text:p>
          </table:table-cell>
          <table:table-cell table:style-name="ce112"/>
          <table:table-cell table:style-name="ce112" table:formula="of:=([.U4]-[.U10])/[.U4]" office:value-type="float" office:value="-0.00868063625595251" calcext:value-type="float">
            <text:p>-0.008680636255953</text:p>
          </table:table-cell>
          <table:table-cell table:style-name="ce112"/>
          <table:table-cell table:style-name="ce112" table:formula="of:=([.W4]-[.W10])/[.W4]" office:value-type="float" office:value="-0.0479183032207384" calcext:value-type="float">
            <text:p>-0.047918303220739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24:.Y24])/8" office:value-type="float" office:value="-0.00861149928103292" calcext:value-type="float">
            <text:p>-0.008611499281033</text:p>
          </table:table-cell>
          <table:table-cell table:style-name="ce13" table:formula="of:=[.B24] *(-1)" office:value-type="percentage" office:value="0.00861149928103292" calcext:value-type="percentage">
            <text:p>0.86%</text:p>
          </table:table-cell>
          <table:table-cell table:style-name="ce112" table:number-columns-repeated="4"/>
          <table:table-cell table:style-name="ce112" table:formula="of:=([.H4]-[.H11])/[.H4]" office:value-type="float" office:value="-0.00293536990856188" calcext:value-type="float">
            <text:p>-0.002935369908562</text:p>
          </table:table-cell>
          <table:table-cell table:style-name="ce112" table:formula="of:=([.I4]-[.I11])/[.I4]" office:value-type="float" office:value="0" calcext:value-type="float">
            <text:p>0</text:p>
          </table:table-cell>
          <table:table-cell table:style-name="ce112" table:formula="of:=([.J4]-[.J11])/[.J4]" office:value-type="float" office:value="-0.00611189468735313" calcext:value-type="float">
            <text:p>-0.006111894687353</text:p>
          </table:table-cell>
          <table:table-cell table:style-name="ce112" table:number-columns-repeated="3"/>
          <table:table-cell table:style-name="ce112" table:formula="of:=([.N4]-[.N11])/[.N4]" office:value-type="float" office:value="0" calcext:value-type="float">
            <text:p>0</text:p>
          </table:table-cell>
          <table:table-cell table:style-name="ce112" table:formula="of:=([.O4]-[.O11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1])/[.S4]" office:value-type="float" office:value="-0.0125791644878276" calcext:value-type="float">
            <text:p>-0.012579164487828</text:p>
          </table:table-cell>
          <table:table-cell table:style-name="ce112"/>
          <table:table-cell table:style-name="ce112" table:formula="of:=([.U4]-[.U11])/[.U4]" office:value-type="float" office:value="-0.0202951540621379" calcext:value-type="float">
            <text:p>-0.020295154062138</text:p>
          </table:table-cell>
          <table:table-cell table:style-name="ce112"/>
          <table:table-cell table:style-name="ce112" table:formula="of:=([.W4]-[.W11])/[.W4]" office:value-type="float" office:value="-0.0269704111023828" calcext:value-type="float">
            <text:p>-0.026970411102383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25:.Y25])/8" office:value-type="float" office:value="-0.00521651497170684" calcext:value-type="float">
            <text:p>-0.005216514971707</text:p>
          </table:table-cell>
          <table:table-cell table:style-name="ce13" table:formula="of:=[.B25] *(-1)" office:value-type="percentage" office:value="0.00521651497170684" calcext:value-type="percentage">
            <text:p>0.52%</text:p>
          </table:table-cell>
          <table:table-cell table:style-name="ce112" table:number-columns-repeated="4"/>
          <table:table-cell table:style-name="ce112" table:formula="of:=([.H4]-[.H12])/[.H4]" office:value-type="float" office:value="0.010481608478803" calcext:value-type="float">
            <text:p>0.010481608478803</text:p>
          </table:table-cell>
          <table:table-cell table:style-name="ce112" table:formula="of:=([.I4]-[.I12])/[.I4]" office:value-type="float" office:value="0" calcext:value-type="float">
            <text:p>0</text:p>
          </table:table-cell>
          <table:table-cell table:style-name="ce112" table:formula="of:=([.J4]-[.J12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2])/[.N4]" office:value-type="float" office:value="0" calcext:value-type="float">
            <text:p>0</text:p>
          </table:table-cell>
          <table:table-cell table:style-name="ce112" table:formula="of:=([.O4]-[.O12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2])/[.S4]" office:value-type="float" office:value="-0.00804717912962646" calcext:value-type="float">
            <text:p>-0.008047179129626</text:p>
          </table:table-cell>
          <table:table-cell table:style-name="ce112"/>
          <table:table-cell table:style-name="ce112" table:formula="of:=([.U4]-[.U12])/[.U4]" office:value-type="float" office:value="-0.0190054420311646" calcext:value-type="float">
            <text:p>-0.019005442031165</text:p>
          </table:table-cell>
          <table:table-cell table:style-name="ce112"/>
          <table:table-cell table:style-name="ce112" table:formula="of:=([.W4]-[.W12])/[.W4]" office:value-type="float" office:value="-0.0345640219952867" calcext:value-type="float">
            <text:p>-0.034564021995287</text:p>
          </table:table-cell>
          <table:table-cell table:style-name="ce112" table:number-columns-repeated="2"/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26:.Y26])/8" office:value-type="float" office:value="-0.00456087887385194" calcext:value-type="float">
            <text:p>-0.004560878873852</text:p>
          </table:table-cell>
          <table:table-cell table:style-name="ce13" table:formula="of:=[.B26] *(-1)" office:value-type="percentage" office:value="0.00456087887385194" calcext:value-type="percentage">
            <text:p>0.46%</text:p>
          </table:table-cell>
          <table:table-cell table:style-name="ce112" table:number-columns-repeated="4"/>
          <table:table-cell table:style-name="ce112" table:formula="of:=([.H4]-[.H13])/[.H4]" office:value-type="float" office:value="0.00464983374896088" calcext:value-type="float">
            <text:p>0.004649833748961</text:p>
          </table:table-cell>
          <table:table-cell table:style-name="ce112" table:formula="of:=([.I4]-[.I13])/[.I4]" office:value-type="float" office:value="0" calcext:value-type="float">
            <text:p>0</text:p>
          </table:table-cell>
          <table:table-cell table:style-name="ce112" table:formula="of:=([.J4]-[.J13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3])/[.N4]" office:value-type="float" office:value="0" calcext:value-type="float">
            <text:p>0</text:p>
          </table:table-cell>
          <table:table-cell table:style-name="ce112" table:formula="of:=([.O4]-[.O13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3])/[.S4]" office:value-type="float" office:value="-0.00897681715182151" calcext:value-type="float">
            <text:p>-0.008976817151822</text:p>
          </table:table-cell>
          <table:table-cell table:style-name="ce112"/>
          <table:table-cell table:style-name="ce112" table:formula="of:=([.U4]-[.U13])/[.U4]" office:value-type="float" office:value="-0.0208769190246989" calcext:value-type="float">
            <text:p>-0.020876919024699</text:p>
          </table:table-cell>
          <table:table-cell table:style-name="ce112"/>
          <table:table-cell table:style-name="ce112" table:formula="of:=([.W4]-[.W13])/[.W4]" office:value-type="float" office:value="-0.0206860434668761" calcext:value-type="float">
            <text:p>-0.020686043466876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27:.Y27])/8" office:value-type="float" office:value="-0.00578767564331342" calcext:value-type="float">
            <text:p>-0.005787675643313</text:p>
          </table:table-cell>
          <table:table-cell table:style-name="ce13" table:formula="of:=[.B27] *(-1)" office:value-type="percentage" office:value="0.00578767564331342" calcext:value-type="percentage">
            <text:p>0.58%</text:p>
          </table:table-cell>
          <table:table-cell table:style-name="ce112" table:number-columns-repeated="4"/>
          <table:table-cell table:style-name="ce112" table:formula="of:=([.H4]-[.H14])/[.H4]" office:value-type="float" office:value="0.010481608478803" calcext:value-type="float">
            <text:p>0.010481608478803</text:p>
          </table:table-cell>
          <table:table-cell table:style-name="ce112" table:formula="of:=([.I4]-[.I14])/[.I4]" office:value-type="float" office:value="0" calcext:value-type="float">
            <text:p>0</text:p>
          </table:table-cell>
          <table:table-cell table:style-name="ce112" table:formula="of:=([.J4]-[.J14])/[.J4]" office:value-type="float" office:value="-0.0112834978843441" calcext:value-type="float">
            <text:p>-0.011283497884344</text:p>
          </table:table-cell>
          <table:table-cell table:style-name="ce112" table:number-columns-repeated="3"/>
          <table:table-cell table:style-name="ce112" table:formula="of:=([.N4]-[.N14])/[.N4]" office:value-type="float" office:value="0" calcext:value-type="float">
            <text:p>0</text:p>
          </table:table-cell>
          <table:table-cell table:style-name="ce112" table:formula="of:=([.O4]-[.O14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4])/[.S4]" office:value-type="float" office:value="-0.01284062518157" calcext:value-type="float">
            <text:p>-0.01284062518157</text:p>
          </table:table-cell>
          <table:table-cell table:style-name="ce112"/>
          <table:table-cell table:style-name="ce112" table:formula="of:=([.U4]-[.U14])/[.U4]" office:value-type="float" office:value="-0.0174716687735885" calcext:value-type="float">
            <text:p>-0.017471668773589</text:p>
          </table:table-cell>
          <table:table-cell table:style-name="ce112"/>
          <table:table-cell table:style-name="ce112" table:formula="of:=([.W4]-[.W14])/[.W4]" office:value-type="float" office:value="-0.0151872217858077" calcext:value-type="float">
            <text:p>-0.015187221785808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28:.Y28])/8" office:value-type="float" office:value="-0.00361763466696225" calcext:value-type="float">
            <text:p>-0.003617634666962</text:p>
          </table:table-cell>
          <table:table-cell table:style-name="ce13" table:formula="of:=[.B28] *(-1)" office:value-type="percentage" office:value="0.00361763466696225" calcext:value-type="percentage">
            <text:p>0.36%</text:p>
          </table:table-cell>
          <table:table-cell table:style-name="ce112" table:number-columns-repeated="4"/>
          <table:table-cell table:style-name="ce112" table:formula="of:=([.H4]-[.H15])/[.H4]" office:value-type="float" office:value="0.010481608478803" calcext:value-type="float">
            <text:p>0.010481608478803</text:p>
          </table:table-cell>
          <table:table-cell table:style-name="ce112" table:formula="of:=([.I4]-[.I15])/[.I4]" office:value-type="float" office:value="0" calcext:value-type="float">
            <text:p>0</text:p>
          </table:table-cell>
          <table:table-cell table:style-name="ce112" table:formula="of:=([.J4]-[.J15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5])/[.N4]" office:value-type="float" office:value="0" calcext:value-type="float">
            <text:p>0</text:p>
          </table:table-cell>
          <table:table-cell table:style-name="ce112" table:formula="of:=([.O4]-[.O15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5])/[.S4]" office:value-type="float" office:value="-0.0145255940967985" calcext:value-type="float">
            <text:p>-0.014525594096799</text:p>
          </table:table-cell>
          <table:table-cell table:style-name="ce112"/>
          <table:table-cell table:style-name="ce112" table:formula="of:=([.U4]-[.U15])/[.U4]" office:value-type="float" office:value="-0.0136139631544465" calcext:value-type="float">
            <text:p>-0.013613963154447</text:p>
          </table:table-cell>
          <table:table-cell table:style-name="ce112"/>
          <table:table-cell table:style-name="ce112" table:formula="of:=([.W4]-[.W15])/[.W4]" office:value-type="float" office:value="-0.0206860434668761" calcext:value-type="float">
            <text:p>-0.020686043466876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29:.Y29])/8" office:value-type="float" office:value="-0.00189355994661656" calcext:value-type="float">
            <text:p>-0.001893559946617</text:p>
          </table:table-cell>
          <table:table-cell table:style-name="ce13" table:formula="of:=[.B29] *(-1)" office:value-type="percentage" office:value="0.00189355994661656" calcext:value-type="percentage">
            <text:p>0.19%</text:p>
          </table:table-cell>
          <table:table-cell table:style-name="ce112" table:number-columns-repeated="4"/>
          <table:table-cell table:style-name="ce112" table:formula="of:=([.H4]-[.H16])/[.H4]" office:value-type="float" office:value="0.00593568162926014" calcext:value-type="float">
            <text:p>0.00593568162926</text:p>
          </table:table-cell>
          <table:table-cell table:style-name="ce112" table:formula="of:=([.I4]-[.I16])/[.I4]" office:value-type="float" office:value="0" calcext:value-type="float">
            <text:p>0</text:p>
          </table:table-cell>
          <table:table-cell table:style-name="ce112" table:formula="of:=([.J4]-[.J16])/[.J4]" office:value-type="float" office:value="0.00564174894217207" calcext:value-type="float">
            <text:p>0.005641748942172</text:p>
          </table:table-cell>
          <table:table-cell table:style-name="ce112" table:number-columns-repeated="3"/>
          <table:table-cell table:style-name="ce112" table:formula="of:=([.N4]-[.N16])/[.N4]" office:value-type="float" office:value="0" calcext:value-type="float">
            <text:p>0</text:p>
          </table:table-cell>
          <table:table-cell table:style-name="ce112" table:formula="of:=([.O4]-[.O16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6])/[.S4]" office:value-type="float" office:value="-0.0105165301260821" calcext:value-type="float">
            <text:p>-0.010516530126082</text:p>
          </table:table-cell>
          <table:table-cell table:style-name="ce112"/>
          <table:table-cell table:style-name="ce112" table:formula="of:=([.U4]-[.U16])/[.U4]" office:value-type="float" office:value="0.000810782327881388" calcext:value-type="float">
            <text:p>0.000810782327881</text:p>
          </table:table-cell>
          <table:table-cell table:style-name="ce112"/>
          <table:table-cell table:style-name="ce112" table:formula="of:=([.W4]-[.W16])/[.W4]" office:value-type="float" office:value="-0.017020162346164" calcext:value-type="float">
            <text:p>-0.017020162346164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30:.Y30])/8" office:value-type="float" office:value="-0.00490924515446807" calcext:value-type="float">
            <text:p>-0.004909245154468</text:p>
          </table:table-cell>
          <table:table-cell table:style-name="ce13" table:formula="of:=[.B30] *(-1)" office:value-type="percentage" office:value="0.00490924515446807" calcext:value-type="percentage">
            <text:p>0.49%</text:p>
          </table:table-cell>
          <table:table-cell table:style-name="ce112" table:number-columns-repeated="4"/>
          <table:table-cell table:style-name="ce112" table:formula="of:=([.H4]-[.H17])/[.H4]" office:value-type="float" office:value="-0.00615648379052369" calcext:value-type="float">
            <text:p>-0.006156483790524</text:p>
          </table:table-cell>
          <table:table-cell table:style-name="ce112" table:formula="of:=([.I4]-[.I17])/[.I4]" office:value-type="float" office:value="0" calcext:value-type="float">
            <text:p>0</text:p>
          </table:table-cell>
          <table:table-cell table:style-name="ce112" table:formula="of:=([.J4]-[.J17])/[.J4]" office:value-type="float" office:value="0.0117536436295252" calcext:value-type="float">
            <text:p>0.011753643629525</text:p>
          </table:table-cell>
          <table:table-cell table:style-name="ce112" table:number-columns-repeated="3"/>
          <table:table-cell table:style-name="ce112" table:formula="of:=([.N4]-[.N17])/[.N4]" office:value-type="float" office:value="0" calcext:value-type="float">
            <text:p>0</text:p>
          </table:table-cell>
          <table:table-cell table:style-name="ce112" table:formula="of:=([.O4]-[.O17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7])/[.S4]" office:value-type="float" office:value="-0.00488059961652432" calcext:value-type="float">
            <text:p>-0.004880599616524</text:p>
          </table:table-cell>
          <table:table-cell table:style-name="ce112"/>
          <table:table-cell table:style-name="ce112" table:formula="of:=([.U4]-[.U17])/[.U4]" office:value-type="float" office:value="-0.00778313732625007" calcext:value-type="float">
            <text:p>-0.00778313732625</text:p>
          </table:table-cell>
          <table:table-cell table:style-name="ce112"/>
          <table:table-cell table:style-name="ce112" table:formula="of:=([.W4]-[.W17])/[.W4]" office:value-type="float" office:value="-0.0322073841319717" calcext:value-type="float">
            <text:p>-0.032207384131972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31:.Y31])/8" office:value-type="float" office:value="0.00206173856360658" calcext:value-type="float">
            <text:p>0.002061738563607</text:p>
          </table:table-cell>
          <table:table-cell table:style-name="ce13" table:formula="of:=[.B31] *(-1)" office:value-type="percentage" office:value="-0.00206173856360658" calcext:value-type="percentage">
            <text:p>-0.21%</text:p>
          </table:table-cell>
          <table:table-cell table:style-name="ce112" table:number-columns-repeated="4"/>
          <table:table-cell table:style-name="ce112" table:formula="of:=([.H4]-[.H18])/[.H4]" office:value-type="float" office:value="0.00753325020781375" calcext:value-type="float">
            <text:p>0.007533250207814</text:p>
          </table:table-cell>
          <table:table-cell table:style-name="ce112" table:formula="of:=([.I4]-[.I18])/[.I4]" office:value-type="float" office:value="0" calcext:value-type="float">
            <text:p>0</text:p>
          </table:table-cell>
          <table:table-cell table:style-name="ce112" table:formula="of:=([.J4]-[.J18])/[.J4]" office:value-type="float" office:value="0.00940291490362007" calcext:value-type="float">
            <text:p>0.00940291490362</text:p>
          </table:table-cell>
          <table:table-cell table:style-name="ce112" table:number-columns-repeated="3"/>
          <table:table-cell table:style-name="ce112" table:formula="of:=([.N4]-[.N18])/[.N4]" office:value-type="float" office:value="0" calcext:value-type="float">
            <text:p>0</text:p>
          </table:table-cell>
          <table:table-cell table:style-name="ce112" table:formula="of:=([.O4]-[.O18])/[.O4]" office:value-type="float" office:value="0" calcext:value-type="float">
            <text:p>0</text:p>
          </table:table-cell>
          <table:table-cell table:style-name="ce112" table:number-columns-repeated="3"/>
          <table:table-cell table:style-name="ce112" table:formula="of:=([.S4]-[.S18])/[.S4]" office:value-type="float" office:value="-0.00668177328452728" calcext:value-type="float">
            <text:p>-0.006681773284527</text:p>
          </table:table-cell>
          <table:table-cell table:style-name="ce112"/>
          <table:table-cell table:style-name="ce112" table:formula="of:=([.U4]-[.U18])/[.U4]" office:value-type="float" office:value="0.0135712789233705" calcext:value-type="float">
            <text:p>0.013571278923371</text:p>
          </table:table-cell>
          <table:table-cell table:style-name="ce112"/>
          <table:table-cell table:style-name="ce112" table:formula="of:=([.W4]-[.W18])/[.W4]" office:value-type="float" office:value="-0.0073317622414244" calcext:value-type="float">
            <text:p>-0.007331762241424</text:p>
          </table:table-cell>
          <table:table-cell table:style-name="ce112" table:number-columns-repeated="2"/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5" table:formula="of:=SUM([.D32:.Y32])/22" office:value-type="float" office:value="0" calcext:value-type="float">
            <text:p>0</text:p>
          </table:covered-table-cell>
          <table:table-cell table:style-name="ce15"/>
          <table:table-cell table:style-name="ce20" office:value-type="string" calcext:value-type="string" table:number-columns-spanned="22" table:number-rows-spanned="1">
            <text:p>Relative difference of the fitness value in comparison with the optimal value if known</text:p>
          </table:table-cell>
          <table:covered-table-cell table:number-columns-repeated="2" table:style-name="ce17"/>
          <table:covered-table-cell table:style-name="ce119"/>
          <table:covered-table-cell table:number-columns-repeated="5" table:style-name="ce17"/>
          <table:covered-table-cell table:style-name="ce119"/>
          <table:covered-table-cell table:number-columns-repeated="2" table:style-name="ce17"/>
          <table:covered-table-cell table:style-name="ce119"/>
          <table:covered-table-cell table:number-columns-repeated="7" table:style-name="ce17"/>
          <table:covered-table-cell table:number-columns-repeated="2" table:style-name="ce119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5" table:formula="of:=SUM([.D33:.Y33])/14" office:value-type="float" office:value="-0.0121649594261945" calcext:value-type="float">
            <text:p>-0.012164959426195</text:p>
          </table:table-cell>
          <table:table-cell table:style-name="ce13" table:formula="of:=[.B33]*(-1)" office:value-type="percentage" office:value="0.0121649594261945" calcext:value-type="percentage">
            <text:p>1.22%</text:p>
          </table:table-cell>
          <table:table-cell table:style-name="ce112" table:formula="of:=([.D3]-[.D7])/[.D3]" office:value-type="float" office:value="-0.00175636682975782" calcext:value-type="float">
            <text:p>-0.001756366829758</text:p>
          </table:table-cell>
          <table:table-cell table:style-name="ce112" table:formula="of:=([.E3]-[.E7])/[.E3]" office:value-type="float" office:value="-0.00331262939958587" calcext:value-type="float">
            <text:p>-0.003312629399586</text:p>
          </table:table-cell>
          <table:table-cell table:style-name="ce112" table:formula="of:=([.F3]-[.F7])/[.F3]" office:value-type="float" office:value="0" calcext:value-type="float">
            <text:p>0</text:p>
          </table:table-cell>
          <table:table-cell table:style-name="ce112" table:formula="of:=([.G3]-[.G7])/[.G3]" office:value-type="float" office:value="-0.0358493466827134" calcext:value-type="float">
            <text:p>-0.035849346682714</text:p>
          </table:table-cell>
          <table:table-cell table:style-name="ce112" table:number-columns-repeated="3"/>
          <table:table-cell table:style-name="ce112" table:formula="of:=([.K3]-[.K7])/[.K3]" office:value-type="float" office:value="-0.00442538580901242" calcext:value-type="float">
            <text:p>-0.004425385809012</text:p>
          </table:table-cell>
          <table:table-cell table:style-name="ce112" table:formula="of:=([.L3]-[.L7])/[.L3]" office:value-type="float" office:value="-0.0270127614420274" calcext:value-type="float">
            <text:p>-0.027012761442027</text:p>
          </table:table-cell>
          <table:table-cell table:style-name="ce112" table:formula="of:=([.M3]-[.M7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7])/[.P3]" office:value-type="float" office:value="0" calcext:value-type="float">
            <text:p>0</text:p>
          </table:table-cell>
          <table:table-cell table:style-name="ce112" table:formula="of:=([.Q3]-[.Q7])/[.Q3]" office:value-type="float" office:value="-0.024904214559387" calcext:value-type="float">
            <text:p>-0.024904214559387</text:p>
          </table:table-cell>
          <table:table-cell table:style-name="ce112" table:formula="of:=([.R3]-[.R7])/[.R3]" office:value-type="float" office:value="-0.0269346418157636" calcext:value-type="float">
            <text:p>-0.026934641815764</text:p>
          </table:table-cell>
          <table:table-cell table:style-name="ce112"/>
          <table:table-cell table:style-name="ce112" table:formula="of:=([.T3]-[.T7])/[.T3]" office:value-type="float" office:value="-0.0131192343328688" calcext:value-type="float">
            <text:p>-0.013119234332869</text:p>
          </table:table-cell>
          <table:table-cell table:style-name="ce112"/>
          <table:table-cell table:style-name="ce112" table:formula="of:=([.V3]-[.V7])/[.V3]" office:value-type="float" office:value="-0.0273029265136079" calcext:value-type="float">
            <text:p>-0.027302926513608</text:p>
          </table:table-cell>
          <table:table-cell table:style-name="ce112"/>
          <table:table-cell table:style-name="ce112" table:formula="of:=([.X3]-[.X7])/[.X3]" office:value-type="float" office:value="0" calcext:value-type="float">
            <text:p>0</text:p>
          </table:table-cell>
          <table:table-cell table:style-name="ce112" table:formula="of:=([.Y3]-[.Y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5" table:formula="of:=SUM([.D34:.Y34])/14" office:value-type="float" office:value="-0.0158080838632761" calcext:value-type="float">
            <text:p>-0.015808083863276</text:p>
          </table:table-cell>
          <table:table-cell table:style-name="ce13" table:formula="of:=[.B34]*(-1)" office:value-type="percentage" office:value="0.0158080838632761" calcext:value-type="percentage">
            <text:p>1.58%</text:p>
          </table:table-cell>
          <table:table-cell table:style-name="ce112" table:formula="of:=([.D3]-[.D8])/[.D3]" office:value-type="float" office:value="-0.0110086563793752" calcext:value-type="float">
            <text:p>-0.011008656379375</text:p>
          </table:table-cell>
          <table:table-cell table:style-name="ce112" table:formula="of:=([.E3]-[.E8])/[.E3]" office:value-type="float" office:value="0" calcext:value-type="float">
            <text:p>0</text:p>
          </table:table-cell>
          <table:table-cell table:style-name="ce112" table:formula="of:=([.F3]-[.F8])/[.F3]" office:value-type="float" office:value="-0.00231023102310235" calcext:value-type="float">
            <text:p>-0.002310231023102</text:p>
          </table:table-cell>
          <table:table-cell table:style-name="ce112" table:formula="of:=([.G3]-[.G8])/[.G3]" office:value-type="float" office:value="-0.0411496111223394" calcext:value-type="float">
            <text:p>-0.04114961112234</text:p>
          </table:table-cell>
          <table:table-cell table:style-name="ce112" table:number-columns-repeated="3"/>
          <table:table-cell table:style-name="ce112" table:formula="of:=([.K3]-[.K8])/[.K3]" office:value-type="float" office:value="-0.0226437062257837" calcext:value-type="float">
            <text:p>-0.022643706225784</text:p>
          </table:table-cell>
          <table:table-cell table:style-name="ce112" table:formula="of:=([.L3]-[.L8])/[.L3]" office:value-type="float" office:value="-0.0266607032032194" calcext:value-type="float">
            <text:p>-0.026660703203219</text:p>
          </table:table-cell>
          <table:table-cell table:style-name="ce112" table:formula="of:=([.M3]-[.M8])/[.M3]" office:value-type="float" office:value="-0.0113838491639985" calcext:value-type="float">
            <text:p>-0.011383849163999</text:p>
          </table:table-cell>
          <table:table-cell table:style-name="ce112" table:number-columns-repeated="2"/>
          <table:table-cell table:style-name="ce112" table:formula="of:=([.P3]-[.P8])/[.P3]" office:value-type="float" office:value="0" calcext:value-type="float">
            <text:p>0</text:p>
          </table:table-cell>
          <table:table-cell table:style-name="ce112" table:formula="of:=([.Q3]-[.Q8])/[.Q3]" office:value-type="float" office:value="-0.0147971991015987" calcext:value-type="float">
            <text:p>-0.014797199101599</text:p>
          </table:table-cell>
          <table:table-cell table:style-name="ce112" table:formula="of:=([.R3]-[.R8])/[.R3]" office:value-type="float" office:value="-0.0281887510625056" calcext:value-type="float">
            <text:p>-0.028188751062506</text:p>
          </table:table-cell>
          <table:table-cell table:style-name="ce112"/>
          <table:table-cell table:style-name="ce112" table:formula="of:=([.T3]-[.T8])/[.T3]" office:value-type="float" office:value="-0.0392756848448679" calcext:value-type="float">
            <text:p>-0.039275684844868</text:p>
          </table:table-cell>
          <table:table-cell table:style-name="ce112"/>
          <table:table-cell table:style-name="ce112" table:formula="of:=([.V3]-[.V8])/[.V3]" office:value-type="float" office:value="-0.023894781959075" calcext:value-type="float">
            <text:p>-0.023894781959075</text:p>
          </table:table-cell>
          <table:table-cell table:style-name="ce112"/>
          <table:table-cell table:style-name="ce112" table:formula="of:=([.X3]-[.X8])/[.X3]" office:value-type="float" office:value="0" calcext:value-type="float">
            <text:p>0</text:p>
          </table:table-cell>
          <table:table-cell table:style-name="ce112" table:formula="of:=([.Y3]-[.Y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5" table:formula="of:=SUM([.D35:.Y35])/14" office:value-type="float" office:value="-0.0119491773104922" calcext:value-type="float">
            <text:p>-0.011949177310492</text:p>
          </table:table-cell>
          <table:table-cell table:style-name="ce13" table:formula="of:=[.B35]*(-1)" office:value-type="percentage" office:value="0.0119491773104922" calcext:value-type="percentage">
            <text:p>1.19%</text:p>
          </table:table-cell>
          <table:table-cell table:style-name="ce112" table:formula="of:=([.D3]-[.D9])/[.D3]" office:value-type="float" office:value="-0.00696273993225442" calcext:value-type="float">
            <text:p>-0.006962739932254</text:p>
          </table:table-cell>
          <table:table-cell table:style-name="ce112" table:formula="of:=([.E3]-[.E9])/[.E3]" office:value-type="float" office:value="0" calcext:value-type="float">
            <text:p>0</text:p>
          </table:table-cell>
          <table:table-cell table:style-name="ce112" table:formula="of:=([.F3]-[.F9])/[.F3]" office:value-type="float" office:value="0" calcext:value-type="float">
            <text:p>0</text:p>
          </table:table-cell>
          <table:table-cell table:style-name="ce112" table:formula="of:=([.G3]-[.G9])/[.G3]" office:value-type="float" office:value="-0.0487370376082461" calcext:value-type="float">
            <text:p>-0.048737037608246</text:p>
          </table:table-cell>
          <table:table-cell table:style-name="ce112" table:number-columns-repeated="3"/>
          <table:table-cell table:style-name="ce112" table:formula="of:=([.K3]-[.K9])/[.K3]" office:value-type="float" office:value="-0.0192829233772663" calcext:value-type="float">
            <text:p>-0.019282923377266</text:p>
          </table:table-cell>
          <table:table-cell table:style-name="ce112" table:formula="of:=([.L3]-[.L9])/[.L3]" office:value-type="float" office:value="-0.0278309406385669" calcext:value-type="float">
            <text:p>-0.027830940638567</text:p>
          </table:table-cell>
          <table:table-cell table:style-name="ce112" table:formula="of:=([.M3]-[.M9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9])/[.P3]" office:value-type="float" office:value="0" calcext:value-type="float">
            <text:p>0</text:p>
          </table:table-cell>
          <table:table-cell table:style-name="ce112" table:formula="of:=([.Q3]-[.Q9])/[.Q3]" office:value-type="float" office:value="-0.0144008455542344" calcext:value-type="float">
            <text:p>-0.014400845554235</text:p>
          </table:table-cell>
          <table:table-cell table:style-name="ce112" table:formula="of:=([.R3]-[.R9])/[.R3]" office:value-type="float" office:value="-0.0180018893534779" calcext:value-type="float">
            <text:p>-0.018001889353478</text:p>
          </table:table-cell>
          <table:table-cell table:style-name="ce112"/>
          <table:table-cell table:style-name="ce112" table:formula="of:=([.T3]-[.T9])/[.T3]" office:value-type="float" office:value="-0.012738837258453" calcext:value-type="float">
            <text:p>-0.012738837258453</text:p>
          </table:table-cell>
          <table:table-cell table:style-name="ce112"/>
          <table:table-cell table:style-name="ce112" table:formula="of:=([.V3]-[.V9])/[.V3]" office:value-type="float" office:value="-0.0193332686243911" calcext:value-type="float">
            <text:p>-0.019333268624391</text:p>
          </table:table-cell>
          <table:table-cell table:style-name="ce112"/>
          <table:table-cell table:style-name="ce112" table:formula="of:=([.X3]-[.X9])/[.X3]" office:value-type="float" office:value="0" calcext:value-type="float">
            <text:p>0</text:p>
          </table:table-cell>
          <table:table-cell table:style-name="ce112" table:formula="of:=([.Y3]-[.Y9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5" table:formula="of:=SUM([.D36:.Y36])/14" office:value-type="float" office:value="-0.0105031905476256" calcext:value-type="float">
            <text:p>-0.010503190547626</text:p>
          </table:table-cell>
          <table:table-cell table:style-name="ce13" table:formula="of:=[.B36]*(-1)" office:value-type="percentage" office:value="0.0105031905476256" calcext:value-type="percentage">
            <text:p>1.05%</text:p>
          </table:table-cell>
          <table:table-cell table:style-name="ce112" table:formula="of:=([.D3]-[.D10])/[.D3]" office:value-type="float" office:value="-0.00978547233722243" calcext:value-type="float">
            <text:p>-0.009785472337222</text:p>
          </table:table-cell>
          <table:table-cell table:style-name="ce112" table:formula="of:=([.E3]-[.E10])/[.E3]" office:value-type="float" office:value="0" calcext:value-type="float">
            <text:p>0</text:p>
          </table:table-cell>
          <table:table-cell table:style-name="ce112" table:formula="of:=([.F3]-[.F10])/[.F3]" office:value-type="float" office:value="0" calcext:value-type="float">
            <text:p>0</text:p>
          </table:table-cell>
          <table:table-cell table:style-name="ce112" table:formula="of:=([.G3]-[.G10])/[.G3]" office:value-type="float" office:value="-0.0367418964974507" calcext:value-type="float">
            <text:p>-0.036741896497451</text:p>
          </table:table-cell>
          <table:table-cell table:style-name="ce112" table:number-columns-repeated="3"/>
          <table:table-cell table:style-name="ce112" table:formula="of:=([.K3]-[.K10])/[.K3]" office:value-type="float" office:value="-0.00416551769168702" calcext:value-type="float">
            <text:p>-0.004165517691687</text:p>
          </table:table-cell>
          <table:table-cell table:style-name="ce112" table:formula="of:=([.L3]-[.L10])/[.L3]" office:value-type="float" office:value="-0.0360609808805976" calcext:value-type="float">
            <text:p>-0.036060980880598</text:p>
          </table:table-cell>
          <table:table-cell table:style-name="ce112" table:formula="of:=([.M3]-[.M10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0])/[.P3]" office:value-type="float" office:value="0" calcext:value-type="float">
            <text:p>0</text:p>
          </table:table-cell>
          <table:table-cell table:style-name="ce112" table:formula="of:=([.Q3]-[.Q10])/[.Q3]" office:value-type="float" office:value="-0.00535077288941736" calcext:value-type="float">
            <text:p>-0.005350772889417</text:p>
          </table:table-cell>
          <table:table-cell table:style-name="ce112" table:formula="of:=([.R3]-[.R10])/[.R3]" office:value-type="float" office:value="-0.020560780530366" calcext:value-type="float">
            <text:p>-0.020560780530366</text:p>
          </table:table-cell>
          <table:table-cell table:style-name="ce112"/>
          <table:table-cell table:style-name="ce112" table:formula="of:=([.T3]-[.T10])/[.T3]" office:value-type="float" office:value="-0.01413654661174" calcext:value-type="float">
            <text:p>-0.01413654661174</text:p>
          </table:table-cell>
          <table:table-cell table:style-name="ce112"/>
          <table:table-cell table:style-name="ce112" table:formula="of:=([.V3]-[.V10])/[.V3]" office:value-type="float" office:value="-0.0202427002282772" calcext:value-type="float">
            <text:p>-0.020242700228277</text:p>
          </table:table-cell>
          <table:table-cell table:style-name="ce112"/>
          <table:table-cell table:style-name="ce112" table:formula="of:=([.X3]-[.X10])/[.X3]" office:value-type="float" office:value="0" calcext:value-type="float">
            <text:p>0</text:p>
          </table:table-cell>
          <table:table-cell table:style-name="ce112" table:formula="of:=([.Y3]-[.Y10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5" table:formula="of:=SUM([.D37:.Y37])/14" office:value-type="float" office:value="-0.00986005547247085" calcext:value-type="float">
            <text:p>-0.009860055472471</text:p>
          </table:table-cell>
          <table:table-cell table:style-name="ce13" table:formula="of:=[.B37]*(-1)" office:value-type="percentage" office:value="0.00986005547247085" calcext:value-type="percentage">
            <text:p>0.99%</text:p>
          </table:table-cell>
          <table:table-cell table:style-name="ce112" table:formula="of:=([.D3]-[.D11])/[.D3]" office:value-type="float" office:value="-0.00784092334713342" calcext:value-type="float">
            <text:p>-0.007840923347133</text:p>
          </table:table-cell>
          <table:table-cell table:style-name="ce112" table:formula="of:=([.E3]-[.E11])/[.E3]" office:value-type="float" office:value="0" calcext:value-type="float">
            <text:p>0</text:p>
          </table:table-cell>
          <table:table-cell table:style-name="ce112" table:formula="of:=([.F3]-[.F11])/[.F3]" office:value-type="float" office:value="0" calcext:value-type="float">
            <text:p>0</text:p>
          </table:table-cell>
          <table:table-cell table:style-name="ce112" table:formula="of:=([.G3]-[.G11])/[.G3]" office:value-type="float" office:value="-0.0215553754925801" calcext:value-type="float">
            <text:p>-0.02155537549258</text:p>
          </table:table-cell>
          <table:table-cell table:style-name="ce112" table:number-columns-repeated="3"/>
          <table:table-cell table:style-name="ce112" table:formula="of:=([.K3]-[.K11])/[.K3]" office:value-type="float" office:value="-0.0194895247209379" calcext:value-type="float">
            <text:p>-0.019489524720938</text:p>
          </table:table-cell>
          <table:table-cell table:style-name="ce112" table:formula="of:=([.L3]-[.L11])/[.L3]" office:value-type="float" office:value="-0.0217281622233062" calcext:value-type="float">
            <text:p>-0.021728162223306</text:p>
          </table:table-cell>
          <table:table-cell table:style-name="ce112" table:formula="of:=([.M3]-[.M11])/[.M3]" office:value-type="float" office:value="-0.0064034151547492" calcext:value-type="float">
            <text:p>-0.006403415154749</text:p>
          </table:table-cell>
          <table:table-cell table:style-name="ce112" table:number-columns-repeated="2"/>
          <table:table-cell table:style-name="ce112" table:formula="of:=([.P3]-[.P11])/[.P3]" office:value-type="float" office:value="0" calcext:value-type="float">
            <text:p>0</text:p>
          </table:table-cell>
          <table:table-cell table:style-name="ce112" table:formula="of:=([.Q3]-[.Q11])/[.Q3]" office:value-type="float" office:value="-0.00634165675782798" calcext:value-type="float">
            <text:p>-0.006341656757828</text:p>
          </table:table-cell>
          <table:table-cell table:style-name="ce112" table:formula="of:=([.R3]-[.R11])/[.R3]" office:value-type="float" office:value="-0.0160034551831629" calcext:value-type="float">
            <text:p>-0.016003455183163</text:p>
          </table:table-cell>
          <table:table-cell table:style-name="ce112"/>
          <table:table-cell table:style-name="ce112" table:formula="of:=([.T3]-[.T11])/[.T3]" office:value-type="float" office:value="-0.0251204659731768" calcext:value-type="float">
            <text:p>-0.025120465973177</text:p>
          </table:table-cell>
          <table:table-cell table:style-name="ce112"/>
          <table:table-cell table:style-name="ce112" table:formula="of:=([.V3]-[.V11])/[.V3]" office:value-type="float" office:value="-0.0135577977617174" calcext:value-type="float">
            <text:p>-0.013557797761717</text:p>
          </table:table-cell>
          <table:table-cell table:style-name="ce112"/>
          <table:table-cell table:style-name="ce112" table:formula="of:=([.X3]-[.X11])/[.X3]" office:value-type="float" office:value="0" calcext:value-type="float">
            <text:p>0</text:p>
          </table:table-cell>
          <table:table-cell table:style-name="ce112" table:formula="of:=([.Y3]-[.Y11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5" table:formula="of:=SUM([.D38:.Y38])/14" office:value-type="float" office:value="-0.0102089136344874" calcext:value-type="float">
            <text:p>-0.010208913634487</text:p>
          </table:table-cell>
          <table:table-cell table:style-name="ce13" table:formula="of:=[.B38]*(-1)" office:value-type="percentage" office:value="0.0102089136344874" calcext:value-type="percentage">
            <text:p>1.02%</text:p>
          </table:table-cell>
          <table:table-cell table:style-name="ce112" table:formula="of:=([.D3]-[.D12])/[.D3]" office:value-type="float" office:value="-0.0166227574959227" calcext:value-type="float">
            <text:p>-0.016622757495923</text:p>
          </table:table-cell>
          <table:table-cell table:style-name="ce112" table:formula="of:=([.E3]-[.E12])/[.E3]" office:value-type="float" office:value="-0.00662525879917189" calcext:value-type="float">
            <text:p>-0.006625258799172</text:p>
          </table:table-cell>
          <table:table-cell table:style-name="ce112" table:formula="of:=([.F3]-[.F12])/[.F3]" office:value-type="float" office:value="-0.00214521452145211" calcext:value-type="float">
            <text:p>-0.002145214521452</text:p>
          </table:table-cell>
          <table:table-cell table:style-name="ce112" table:formula="of:=([.G3]-[.G12])/[.G3]" office:value-type="float" office:value="-0.00761362751418886" calcext:value-type="float">
            <text:p>-0.007613627514189</text:p>
          </table:table-cell>
          <table:table-cell table:style-name="ce112" table:number-columns-repeated="3"/>
          <table:table-cell table:style-name="ce112" table:formula="of:=([.K3]-[.K12])/[.K3]" office:value-type="float" office:value="-0.0125215430262707" calcext:value-type="float">
            <text:p>-0.012521543026271</text:p>
          </table:table-cell>
          <table:table-cell table:style-name="ce112" table:formula="of:=([.L3]-[.L12])/[.L3]" office:value-type="float" office:value="-0.0296980194372891" calcext:value-type="float">
            <text:p>-0.029698019437289</text:p>
          </table:table-cell>
          <table:table-cell table:style-name="ce112" table:formula="of:=([.M3]-[.M12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2])/[.P3]" office:value-type="float" office:value="0" calcext:value-type="float">
            <text:p>0</text:p>
          </table:table-cell>
          <table:table-cell table:style-name="ce112" table:formula="of:=([.Q3]-[.Q12])/[.Q3]" office:value-type="float" office:value="-0.0122209010437311" calcext:value-type="float">
            <text:p>-0.012220901043731</text:p>
          </table:table-cell>
          <table:table-cell table:style-name="ce112" table:formula="of:=([.R3]-[.R12])/[.R3]" office:value-type="float" office:value="-0.0299586266931852" calcext:value-type="float">
            <text:p>-0.029958626693185</text:p>
          </table:table-cell>
          <table:table-cell table:style-name="ce112"/>
          <table:table-cell table:style-name="ce112" table:formula="of:=([.T3]-[.T12])/[.T3]" office:value-type="float" office:value="-0.00538730920554014" calcext:value-type="float">
            <text:p>-0.00538730920554</text:p>
          </table:table-cell>
          <table:table-cell table:style-name="ce112"/>
          <table:table-cell table:style-name="ce112" table:formula="of:=([.V3]-[.V12])/[.V3]" office:value-type="float" office:value="-0.0201315331460717" calcext:value-type="float">
            <text:p>-0.020131533146072</text:p>
          </table:table-cell>
          <table:table-cell table:style-name="ce112"/>
          <table:table-cell table:style-name="ce112" table:formula="of:=([.X3]-[.X12])/[.X3]" office:value-type="float" office:value="0" calcext:value-type="float">
            <text:p>0</text:p>
          </table:table-cell>
          <table:table-cell table:style-name="ce112" table:formula="of:=([.Y3]-[.Y12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5" table:formula="of:=SUM([.D39:.Y39])/14" office:value-type="float" office:value="-0.0135175420437048" calcext:value-type="float">
            <text:p>-0.013517542043705</text:p>
          </table:table-cell>
          <table:table-cell table:style-name="ce13" table:formula="of:=[.B39]*(-1)" office:value-type="percentage" office:value="0.0135175420437048" calcext:value-type="percentage">
            <text:p>1.35%</text:p>
          </table:table-cell>
          <table:table-cell table:style-name="ce112" table:formula="of:=([.D3]-[.D13])/[.D3]" office:value-type="float" office:value="-0.0148350269727763" calcext:value-type="float">
            <text:p>-0.014835026972776</text:p>
          </table:table-cell>
          <table:table-cell table:style-name="ce112" table:formula="of:=([.E3]-[.E13])/[.E3]" office:value-type="float" office:value="-0.0136645962732919" calcext:value-type="float">
            <text:p>-0.013664596273292</text:p>
          </table:table-cell>
          <table:table-cell table:style-name="ce112" table:formula="of:=([.F3]-[.F13])/[.F3]" office:value-type="float" office:value="0" calcext:value-type="float">
            <text:p>0</text:p>
          </table:table-cell>
          <table:table-cell table:style-name="ce112" table:formula="of:=([.G3]-[.G13])/[.G3]" office:value-type="float" office:value="-0.0296902232590899" calcext:value-type="float">
            <text:p>-0.02969022325909</text:p>
          </table:table-cell>
          <table:table-cell table:style-name="ce112" table:number-columns-repeated="3"/>
          <table:table-cell table:style-name="ce112" table:formula="of:=([.K3]-[.K13])/[.K3]" office:value-type="float" office:value="-0.00586139544268388" calcext:value-type="float">
            <text:p>-0.005861395442684</text:p>
          </table:table-cell>
          <table:table-cell table:style-name="ce112" table:formula="of:=([.L3]-[.L13])/[.L3]" office:value-type="float" office:value="-0.0181605384671436" calcext:value-type="float">
            <text:p>-0.018160538467144</text:p>
          </table:table-cell>
          <table:table-cell table:style-name="ce112" table:formula="of:=([.M3]-[.M13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13])/[.P3]" office:value-type="float" office:value="0" calcext:value-type="float">
            <text:p>0</text:p>
          </table:table-cell>
          <table:table-cell table:style-name="ce112" table:formula="of:=([.Q3]-[.Q13])/[.Q3]" office:value-type="float" office:value="-0.0115603117981239" calcext:value-type="float">
            <text:p>-0.011560311798124</text:p>
          </table:table-cell>
          <table:table-cell table:style-name="ce112" table:formula="of:=([.R3]-[.R13])/[.R3]" office:value-type="float" office:value="-0.0200832181562503" calcext:value-type="float">
            <text:p>-0.02008321815625</text:p>
          </table:table-cell>
          <table:table-cell table:style-name="ce112"/>
          <table:table-cell table:style-name="ce112" table:formula="of:=([.T3]-[.T13])/[.T3]" office:value-type="float" office:value="-0.0262925808201184" calcext:value-type="float">
            <text:p>-0.026292580820119</text:p>
          </table:table-cell>
          <table:table-cell table:style-name="ce112"/>
          <table:table-cell table:style-name="ce112" table:formula="of:=([.V3]-[.V13])/[.V3]" office:value-type="float" office:value="-0.0434057728403889" calcext:value-type="float">
            <text:p>-0.043405772840389</text:p>
          </table:table-cell>
          <table:table-cell table:style-name="ce112"/>
          <table:table-cell table:style-name="ce112" table:formula="of:=([.X3]-[.X13])/[.X3]" office:value-type="float" office:value="0" calcext:value-type="float">
            <text:p>0</text:p>
          </table:table-cell>
          <table:table-cell table:style-name="ce112" table:formula="of:=([.Y3]-[.Y13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5" table:formula="of:=SUM([.D40:.Y40])/14" office:value-type="float" office:value="-0.0121685771516918" calcext:value-type="float">
            <text:p>-0.012168577151692</text:p>
          </table:table-cell>
          <table:table-cell table:style-name="ce13" table:formula="of:=[.B40]*(-1)" office:value-type="percentage" office:value="0.0121685771516918" calcext:value-type="percentage">
            <text:p>1.22%</text:p>
          </table:table-cell>
          <table:table-cell table:style-name="ce112" table:formula="of:=([.D3]-[.D14])/[.D3]" office:value-type="float" office:value="-0.0125454773554134" calcext:value-type="float">
            <text:p>-0.012545477355414</text:p>
          </table:table-cell>
          <table:table-cell table:style-name="ce112" table:formula="of:=([.E3]-[.E14])/[.E3]" office:value-type="float" office:value="-0.00331262939958587" calcext:value-type="float">
            <text:p>-0.003312629399586</text:p>
          </table:table-cell>
          <table:table-cell table:style-name="ce112" table:formula="of:=([.F3]-[.F14])/[.F3]" office:value-type="float" office:value="0" calcext:value-type="float">
            <text:p>0</text:p>
          </table:table-cell>
          <table:table-cell table:style-name="ce112" table:formula="of:=([.G3]-[.G14])/[.G3]" office:value-type="float" office:value="-0.0459295719691583" calcext:value-type="float">
            <text:p>-0.045929571969158</text:p>
          </table:table-cell>
          <table:table-cell table:style-name="ce112" table:number-columns-repeated="3"/>
          <table:table-cell table:style-name="ce112" table:formula="of:=([.K3]-[.K14])/[.K3]" office:value-type="float" office:value="-0.012676916366635" calcext:value-type="float">
            <text:p>-0.012676916366635</text:p>
          </table:table-cell>
          <table:table-cell table:style-name="ce112" table:formula="of:=([.L3]-[.L14])/[.L3]" office:value-type="float" office:value="-0.0267901851732782" calcext:value-type="float">
            <text:p>-0.026790185173278</text:p>
          </table:table-cell>
          <table:table-cell table:style-name="ce112" table:formula="of:=([.M3]-[.M14])/[.M3]" office:value-type="float" office:value="-0.0113838491639985" calcext:value-type="float">
            <text:p>-0.011383849163999</text:p>
          </table:table-cell>
          <table:table-cell table:style-name="ce112" table:number-columns-repeated="2"/>
          <table:table-cell table:style-name="ce112" table:formula="of:=([.P3]-[.P14])/[.P3]" office:value-type="float" office:value="0" calcext:value-type="float">
            <text:p>0</text:p>
          </table:table-cell>
          <table:table-cell table:style-name="ce112" table:formula="of:=([.Q3]-[.Q14])/[.Q3]" office:value-type="float" office:value="-0.00568106751222096" calcext:value-type="float">
            <text:p>-0.005681067512221</text:p>
          </table:table-cell>
          <table:table-cell table:style-name="ce112" table:formula="of:=([.R3]-[.R14])/[.R3]" office:value-type="float" office:value="-0.014551529025207" calcext:value-type="float">
            <text:p>-0.014551529025207</text:p>
          </table:table-cell>
          <table:table-cell table:style-name="ce112"/>
          <table:table-cell table:style-name="ce112" table:formula="of:=([.T3]-[.T14])/[.T3]" office:value-type="float" office:value="-0.0243567353156309" calcext:value-type="float">
            <text:p>-0.024356735315631</text:p>
          </table:table-cell>
          <table:table-cell table:style-name="ce112"/>
          <table:table-cell table:style-name="ce112" table:formula="of:=([.V3]-[.V14])/[.V3]" office:value-type="float" office:value="-0.0131321188425574" calcext:value-type="float">
            <text:p>-0.013132118842557</text:p>
          </table:table-cell>
          <table:table-cell table:style-name="ce112"/>
          <table:table-cell table:style-name="ce112" table:formula="of:=([.X3]-[.X14])/[.X3]" office:value-type="float" office:value="0" calcext:value-type="float">
            <text:p>0</text:p>
          </table:table-cell>
          <table:table-cell table:style-name="ce112" table:formula="of:=([.Y3]-[.Y14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5" table:formula="of:=SUM([.D41:.Y41])/14" office:value-type="float" office:value="-0.0110396648697426" calcext:value-type="float">
            <text:p>-0.011039664869743</text:p>
          </table:table-cell>
          <table:table-cell table:style-name="ce13" table:formula="of:=[.B41]*(-1)" office:value-type="percentage" office:value="0.0110396648697426" calcext:value-type="percentage">
            <text:p>1.10%</text:p>
          </table:table-cell>
          <table:table-cell table:style-name="ce112" table:formula="of:=([.D3]-[.D15])/[.D3]" office:value-type="float" office:value="-0.00401455275373222" calcext:value-type="float">
            <text:p>-0.004014552753732</text:p>
          </table:table-cell>
          <table:table-cell table:style-name="ce112" table:formula="of:=([.E3]-[.E15])/[.E3]" office:value-type="float" office:value="0" calcext:value-type="float">
            <text:p>0</text:p>
          </table:table-cell>
          <table:table-cell table:style-name="ce112" table:formula="of:=([.F3]-[.F15])/[.F3]" office:value-type="float" office:value="0" calcext:value-type="float">
            <text:p>0</text:p>
          </table:table-cell>
          <table:table-cell table:style-name="ce112" table:formula="of:=([.G3]-[.G15])/[.G3]" office:value-type="float" office:value="-0.0528232005548163" calcext:value-type="float">
            <text:p>-0.052823200554816</text:p>
          </table:table-cell>
          <table:table-cell table:style-name="ce112" table:number-columns-repeated="3"/>
          <table:table-cell table:style-name="ce112" table:formula="of:=([.K3]-[.K15])/[.K3]" office:value-type="float" office:value="-0.0215667726325885" calcext:value-type="float">
            <text:p>-0.021566772632589</text:p>
          </table:table-cell>
          <table:table-cell table:style-name="ce112" table:formula="of:=([.L3]-[.L15])/[.L3]" office:value-type="float" office:value="-0.0209443986635113" calcext:value-type="float">
            <text:p>-0.020944398663511</text:p>
          </table:table-cell>
          <table:table-cell table:style-name="ce112" table:formula="of:=([.M3]-[.M15])/[.M3]" office:value-type="float" office:value="0" calcext:value-type="float">
            <text:p>0</text:p>
          </table:table-cell>
          <table:table-cell table:style-name="ce112" table:number-columns-repeated="2"/>
          <table:table-cell table:style-name="ce112" table:formula="of:=([.P3]-[.P15])/[.P3]" office:value-type="float" office:value="0" calcext:value-type="float">
            <text:p>0</text:p>
          </table:table-cell>
          <table:table-cell table:style-name="ce112" table:formula="of:=([.Q3]-[.Q15])/[.Q3]" office:value-type="float" office:value="-0.00911613158937772" calcext:value-type="float">
            <text:p>-0.009116131589378</text:p>
          </table:table-cell>
          <table:table-cell table:style-name="ce112" table:formula="of:=([.R3]-[.R15])/[.R3]" office:value-type="float" office:value="-0.0169093708294252" calcext:value-type="float">
            <text:p>-0.016909370829425</text:p>
          </table:table-cell>
          <table:table-cell table:style-name="ce112"/>
          <table:table-cell table:style-name="ce112" table:formula="of:=([.T3]-[.T15])/[.T3]" office:value-type="float" office:value="-0.0113574123949832" calcext:value-type="float">
            <text:p>-0.011357412394983</text:p>
          </table:table-cell>
          <table:table-cell table:style-name="ce112"/>
          <table:table-cell table:style-name="ce112" table:formula="of:=([.V3]-[.V15])/[.V3]" office:value-type="float" office:value="-0.0178234687579621" calcext:value-type="float">
            <text:p>-0.017823468757962</text:p>
          </table:table-cell>
          <table:table-cell table:style-name="ce112"/>
          <table:table-cell table:style-name="ce112" table:formula="of:=([.X3]-[.X15])/[.X3]" office:value-type="float" office:value="0" calcext:value-type="float">
            <text:p>0</text:p>
          </table:table-cell>
          <table:table-cell table:style-name="ce112" table:formula="of:=([.Y3]-[.Y15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5" table:formula="of:=SUM([.D42:.Y42])/14" office:value-type="float" office:value="-0.0101618577810018" calcext:value-type="float">
            <text:p>-0.010161857781002</text:p>
          </table:table-cell>
          <table:table-cell table:style-name="ce13" table:formula="of:=[.B42]*(-1)" office:value-type="percentage" office:value="0.0101618577810018" calcext:value-type="percentage">
            <text:p>1.02%</text:p>
          </table:table-cell>
          <table:table-cell table:style-name="ce112" table:formula="of:=([.D3]-[.D16])/[.D3]" office:value-type="float" office:value="-0.00429682599422902" calcext:value-type="float">
            <text:p>-0.004296825994229</text:p>
          </table:table-cell>
          <table:table-cell table:style-name="ce112" table:formula="of:=([.E3]-[.E16])/[.E3]" office:value-type="float" office:value="-0.00331262939958587" calcext:value-type="float">
            <text:p>-0.003312629399586</text:p>
          </table:table-cell>
          <table:table-cell table:style-name="ce112" table:formula="of:=([.F3]-[.F16])/[.F3]" office:value-type="float" office:value="0" calcext:value-type="float">
            <text:p>0</text:p>
          </table:table-cell>
          <table:table-cell table:style-name="ce112" table:formula="of:=([.G3]-[.G16])/[.G3]" office:value-type="float" office:value="-0.029913915820796" calcext:value-type="float">
            <text:p>-0.029913915820796</text:p>
          </table:table-cell>
          <table:table-cell table:style-name="ce112" table:number-columns-repeated="3"/>
          <table:table-cell table:style-name="ce112" table:formula="of:=([.K3]-[.K16])/[.K3]" office:value-type="float" office:value="-0.0110351589119852" calcext:value-type="float">
            <text:p>-0.011035158911985</text:p>
          </table:table-cell>
          <table:table-cell table:style-name="ce112" table:formula="of:=([.L3]-[.L16])/[.L3]" office:value-type="float" office:value="-0.0195905472544754" calcext:value-type="float">
            <text:p>-0.019590547254475</text:p>
          </table:table-cell>
          <table:table-cell table:style-name="ce112" table:formula="of:=([.M3]-[.M16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16])/[.P3]" office:value-type="float" office:value="-0.0146750524109015" calcext:value-type="float">
            <text:p>-0.014675052410902</text:p>
          </table:table-cell>
          <table:table-cell table:style-name="ce112" table:formula="of:=([.Q3]-[.Q16])/[.Q3]" office:value-type="float" office:value="-0.0105033690051526" calcext:value-type="float">
            <text:p>-0.010503369005153</text:p>
          </table:table-cell>
          <table:table-cell table:style-name="ce112" table:formula="of:=([.R3]-[.R16])/[.R3]" office:value-type="float" office:value="-0.0265163567469486" calcext:value-type="float">
            <text:p>-0.026516356746949</text:p>
          </table:table-cell>
          <table:table-cell table:style-name="ce112"/>
          <table:table-cell table:style-name="ce112" table:formula="of:=([.T3]-[.T16])/[.T3]" office:value-type="float" office:value="-0.0106094296412353" calcext:value-type="float">
            <text:p>-0.010609429641235</text:p>
          </table:table-cell>
          <table:table-cell table:style-name="ce112"/>
          <table:table-cell table:style-name="ce112" table:formula="of:=([.V3]-[.V16])/[.V3]" office:value-type="float" office:value="-0.00612079916671572" calcext:value-type="float">
            <text:p>-0.006120799166716</text:p>
          </table:table-cell>
          <table:table-cell table:style-name="ce112"/>
          <table:table-cell table:style-name="ce112" table:formula="of:=([.X3]-[.X16])/[.X3]" office:value-type="float" office:value="0" calcext:value-type="float">
            <text:p>0</text:p>
          </table:table-cell>
          <table:table-cell table:style-name="ce112" table:formula="of:=([.Y3]-[.Y16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5" table:formula="of:=SUM([.D43:.Y43])/14" office:value-type="float" office:value="-0.0144350584018379" calcext:value-type="float">
            <text:p>-0.014435058401838</text:p>
          </table:table-cell>
          <table:table-cell table:style-name="ce13" table:formula="of:=[.B43]*(-1)" office:value-type="percentage" office:value="0.0144350584018379" calcext:value-type="percentage">
            <text:p>1.44%</text:p>
          </table:table-cell>
          <table:table-cell table:style-name="ce112" table:formula="of:=([.D3]-[.D17])/[.D3]" office:value-type="float" office:value="-0.0206059465562665" calcext:value-type="float">
            <text:p>-0.020605946556267</text:p>
          </table:table-cell>
          <table:table-cell table:style-name="ce112" table:formula="of:=([.E3]-[.E17])/[.E3]" office:value-type="float" office:value="-0.00662525879917189" calcext:value-type="float">
            <text:p>-0.006625258799172</text:p>
          </table:table-cell>
          <table:table-cell table:style-name="ce112" table:formula="of:=([.F3]-[.F17])/[.F3]" office:value-type="float" office:value="-0.00214521452145211" calcext:value-type="float">
            <text:p>-0.002145214521452</text:p>
          </table:table-cell>
          <table:table-cell table:style-name="ce112" table:formula="of:=([.G3]-[.G17])/[.G3]" office:value-type="float" office:value="-0.0393057886562955" calcext:value-type="float">
            <text:p>-0.039305788656296</text:p>
          </table:table-cell>
          <table:table-cell table:style-name="ce112" table:number-columns-repeated="3"/>
          <table:table-cell table:style-name="ce112" table:formula="of:=([.K3]-[.K17])/[.K3]" office:value-type="float" office:value="-0.0199441642634762" calcext:value-type="float">
            <text:p>-0.019944164263476</text:p>
          </table:table-cell>
          <table:table-cell table:style-name="ce112" table:formula="of:=([.L3]-[.L17])/[.L3]" office:value-type="float" office:value="-0.030539325437414" calcext:value-type="float">
            <text:p>-0.030539325437414</text:p>
          </table:table-cell>
          <table:table-cell table:style-name="ce112" table:formula="of:=([.M3]-[.M17])/[.M3]" office:value-type="float" office:value="-0.00569192458199933" calcext:value-type="float">
            <text:p>-0.005691924581999</text:p>
          </table:table-cell>
          <table:table-cell table:style-name="ce112" table:number-columns-repeated="2"/>
          <table:table-cell table:style-name="ce112" table:formula="of:=([.P3]-[.P17])/[.P3]" office:value-type="float" office:value="0" calcext:value-type="float">
            <text:p>0</text:p>
          </table:table-cell>
          <table:table-cell table:style-name="ce112" table:formula="of:=([.Q3]-[.Q17])/[.Q3]" office:value-type="float" office:value="-0.0159202008191306" calcext:value-type="float">
            <text:p>-0.015920200819131</text:p>
          </table:table-cell>
          <table:table-cell table:style-name="ce112" table:formula="of:=([.R3]-[.R17])/[.R3]" office:value-type="float" office:value="-0.0272242119853034" calcext:value-type="float">
            <text:p>-0.027224211985303</text:p>
          </table:table-cell>
          <table:table-cell table:style-name="ce112"/>
          <table:table-cell table:style-name="ce112" table:formula="of:=([.T3]-[.T17])/[.T3]" office:value-type="float" office:value="-0.009161673616999" calcext:value-type="float">
            <text:p>-0.009161673616999</text:p>
          </table:table-cell>
          <table:table-cell table:style-name="ce112"/>
          <table:table-cell table:style-name="ce112" table:formula="of:=([.V3]-[.V17])/[.V3]" office:value-type="float" office:value="-0.0249271083882227" calcext:value-type="float">
            <text:p>-0.024927108388223</text:p>
          </table:table-cell>
          <table:table-cell table:style-name="ce112"/>
          <table:table-cell table:style-name="ce112" table:formula="of:=([.X3]-[.X17])/[.X3]" office:value-type="float" office:value="0" calcext:value-type="float">
            <text:p>0</text:p>
          </table:table-cell>
          <table:table-cell table:style-name="ce112" table:formula="of:=([.Y3]-[.Y17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5" table:formula="of:=SUM([.D44:.Y44])/14" office:value-type="float" office:value="-0.0118538862139355" calcext:value-type="float">
            <text:p>-0.011853886213936</text:p>
          </table:table-cell>
          <table:table-cell table:style-name="ce13" table:formula="of:=[.B44]*(-1)" office:value-type="percentage" office:value="0.0118538862139355" calcext:value-type="percentage">
            <text:p>1.19%</text:p>
          </table:table-cell>
          <table:table-cell table:style-name="ce112" table:formula="of:=([.D3]-[.D18])/[.D3]" office:value-type="float" office:value="-0.00915819846945182" calcext:value-type="float">
            <text:p>-0.009158198469452</text:p>
          </table:table-cell>
          <table:table-cell table:style-name="ce112" table:formula="of:=([.E3]-[.E18])/[.E3]" office:value-type="float" office:value="-0.0101449275362318" calcext:value-type="float">
            <text:p>-0.010144927536232</text:p>
          </table:table-cell>
          <table:table-cell table:style-name="ce112" table:formula="of:=([.F3]-[.F18])/[.F3]" office:value-type="float" office:value="0" calcext:value-type="float">
            <text:p>0</text:p>
          </table:table-cell>
          <table:table-cell table:style-name="ce112" table:formula="of:=([.G3]-[.G18])/[.G3]" office:value-type="float" office:value="-0.0428310829448308" calcext:value-type="float">
            <text:p>-0.042831082944831</text:p>
          </table:table-cell>
          <table:table-cell table:style-name="ce112" table:number-columns-repeated="3"/>
          <table:table-cell table:style-name="ce112" table:formula="of:=([.K3]-[.K18])/[.K3]" office:value-type="float" office:value="-0.00169411267690916" calcext:value-type="float">
            <text:p>-0.001694112676909</text:p>
          </table:table-cell>
          <table:table-cell table:style-name="ce112" table:formula="of:=([.L3]-[.L18])/[.L3]" office:value-type="float" office:value="-0.0272158364327179" calcext:value-type="float">
            <text:p>-0.027215836432718</text:p>
          </table:table-cell>
          <table:table-cell table:style-name="ce112" table:formula="of:=([.M3]-[.M18])/[.M3]" office:value-type="float" office:value="-0.0177872643187477" calcext:value-type="float">
            <text:p>-0.017787264318748</text:p>
          </table:table-cell>
          <table:table-cell table:style-name="ce112" table:number-columns-repeated="2"/>
          <table:table-cell table:style-name="ce112" table:formula="of:=([.P3]-[.P18])/[.P3]" office:value-type="float" office:value="0" calcext:value-type="float">
            <text:p>0</text:p>
          </table:table-cell>
          <table:table-cell table:style-name="ce112" table:formula="of:=([.Q3]-[.Q18])/[.Q3]" office:value-type="float" office:value="-0.00687012815431371" calcext:value-type="float">
            <text:p>-0.006870128154314</text:p>
          </table:table-cell>
          <table:table-cell table:style-name="ce112" table:formula="of:=([.R3]-[.R18])/[.R3]" office:value-type="float" office:value="-0.0283034527812248" calcext:value-type="float">
            <text:p>-0.028303452781225</text:p>
          </table:table-cell>
          <table:table-cell table:style-name="ce112"/>
          <table:table-cell table:style-name="ce112" table:formula="of:=([.T3]-[.T18])/[.T3]" office:value-type="float" office:value="-0.0113655227758531" calcext:value-type="float">
            <text:p>-0.011365522775853</text:p>
          </table:table-cell>
          <table:table-cell table:style-name="ce112"/>
          <table:table-cell table:style-name="ce112" table:formula="of:=([.V3]-[.V18])/[.V3]" office:value-type="float" office:value="-0.0105838809048167" calcext:value-type="float">
            <text:p>-0.010583880904817</text:p>
          </table:table-cell>
          <table:table-cell table:style-name="ce112"/>
          <table:table-cell table:style-name="ce112" table:formula="of:=([.X3]-[.X18])/[.X3]" office:value-type="float" office:value="0" calcext:value-type="float">
            <text:p>0</text:p>
          </table:table-cell>
          <table:table-cell table:style-name="ce112" table:formula="of:=([.Y3]-[.Y18])/[.Y3]" office:value-type="float" office:value="0" calcext:value-type="float">
            <text:p>0</text:p>
          </table:table-cell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8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121649594261945" calcext:value-type="percentage">
            <text:p>1.22%</text:p>
          </table:table-cell>
          <table:table-cell table:style-name="ce12" table:formula="of:=[.C20]" office:value-type="percentage" office:value="0.00565984866804302" calcext:value-type="percentage">
            <text:p>0.57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158080838632761" calcext:value-type="percentage">
            <text:p>1.58%</text:p>
          </table:table-cell>
          <table:table-cell table:style-name="ce12" table:formula="of:=[.C21]" office:value-type="percentage" office:value="0.00783576560373986" calcext:value-type="percentage">
            <text:p>0.7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119491773104922" calcext:value-type="percentage">
            <text:p>1.19%</text:p>
          </table:table-cell>
          <table:table-cell table:style-name="ce12" table:formula="of:=[.C22]" office:value-type="percentage" office:value="0.00140434154750619" calcext:value-type="percentage">
            <text:p>0.14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105031905476256" calcext:value-type="percentage">
            <text:p>1.05%</text:p>
          </table:table-cell>
          <table:table-cell table:style-name="ce12" table:formula="of:=[.C23]" office:value-type="percentage" office:value="0.00645421527745575" calcext:value-type="percentage">
            <text:p>0.65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0986005547247085" calcext:value-type="percentage">
            <text:p>0.99%</text:p>
          </table:table-cell>
          <table:table-cell table:style-name="ce12" table:formula="of:=[.C24]" office:value-type="percentage" office:value="0.00861149928103292" calcext:value-type="percentage">
            <text:p>0.8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102089136344874" calcext:value-type="percentage">
            <text:p>1.02%</text:p>
          </table:table-cell>
          <table:table-cell table:style-name="ce12" table:formula="of:=[.C25]" office:value-type="percentage" office:value="0.00521651497170684" calcext:value-type="percentage">
            <text:p>0.52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135175420437048" calcext:value-type="percentage">
            <text:p>1.35%</text:p>
          </table:table-cell>
          <table:table-cell table:style-name="ce12" table:formula="of:=[.C26]" office:value-type="percentage" office:value="0.00456087887385194" calcext:value-type="percentage">
            <text:p>0.4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121685771516918" calcext:value-type="percentage">
            <text:p>1.22%</text:p>
          </table:table-cell>
          <table:table-cell table:style-name="ce12" table:formula="of:=[.C27]" office:value-type="percentage" office:value="0.00578767564331342" calcext:value-type="percentage">
            <text:p>0.58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110396648697426" calcext:value-type="percentage">
            <text:p>1.10%</text:p>
          </table:table-cell>
          <table:table-cell table:style-name="ce12" table:formula="of:=[.C28]" office:value-type="percentage" office:value="0.00361763466696225" calcext:value-type="percentage">
            <text:p>0.36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101618577810018" calcext:value-type="percentage">
            <text:p>1.02%</text:p>
          </table:table-cell>
          <table:table-cell table:style-name="ce12" table:formula="of:=[.C29]" office:value-type="percentage" office:value="0.00189355994661656" calcext:value-type="percentage">
            <text:p>0.1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144350584018379" calcext:value-type="percentage">
            <text:p>1.44%</text:p>
          </table:table-cell>
          <table:table-cell table:style-name="ce12" table:formula="of:=[.C30]" office:value-type="percentage" office:value="0.00490924515446807" calcext:value-type="percentage">
            <text:p>0.49%</text:p>
          </table:table-cell>
          <table:table-cell table:style-name="ce6" table:number-columns-repeated="55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118538862139355" calcext:value-type="percentage">
            <text:p>1.19%</text:p>
          </table:table-cell>
          <table:table-cell table:style-name="ce12" table:formula="of:=[.C31]" office:value-type="percentage" office:value="-0.00206173856360658" calcext:value-type="percentage">
            <text:p>-0.21%</text:p>
          </table:table-cell>
          <table:table-cell table:style-name="ce6" table:number-columns-repeated="55"/>
          <table:table-cell table:number-columns-repeated="6"/>
        </table:table-row>
        <table:table-row table:style-name="ro5" table:number-rows-repeated="11">
          <table:table-cell table:style-name="ce6" table:number-columns-repeated="58"/>
          <table:table-cell table:number-columns-repeated="6"/>
        </table:table-row>
        <table:table-row table:style-name="ro5" table:number-rows-repeated="104850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" table:style-name="ta1">
        <table:table-column table:style-name="co19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5"/>
        </table:table-row>
        <table:table-row table:style-name="ro5">
          <table:table-cell table:number-columns-repeated="4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08:40:53.631822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4T08:45:35.256066560</dc:date>
    <meta:editing-duration>P2DT11H52M43S</meta:editing-duration>
    <meta:editing-cycles>96</meta:editing-cycles>
    <meta:generator>LibreOffice/6.4.2.2$MacOSX_X86_64 LibreOffice_project/4e471d8c02c9c90f512f7f9ead8875b57fcb1ec3</meta:generator>
    <meta:document-statistic meta:table-count="2" meta:cell-count="71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ff5ce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7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21649594261945">
                <text:p>0.0121649594261945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158080838632761">
                <text:p>0.0158080838632761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119491773104922">
                <text:p>0.0119491773104922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105031905476256">
                <text:p>0.0105031905476256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986005547247085">
                <text:p>0.00986005547247085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102089136344874">
                <text:p>0.0102089136344874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135175420437048">
                <text:p>0.0135175420437048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121685771516918">
                <text:p>0.0121685771516918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110396648697426">
                <text:p>0.0110396648697426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101618577810018">
                <text:p>0.0101618577810018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144350584018379">
                <text:p>0.0144350584018379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18538862139355">
                <text:p>0.01185388621393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  <style:graphic-properties draw:fill-color="#ffe994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948cm" svg:y="0.646cm" svg:width="16.764cm" svg:height="10.76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5cm" chart:style-name="ch6">
              <text:p>E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3"/>
            <chart:data-point chart:style-name="ch9"/>
            <chart:data-point chart:repeated="2"/>
            <chart:data-point chart:style-name="ch10"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0565984866804302">
                <text:p>0.00565984866804302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0783576560373986">
                <text:p>0.00783576560373986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0140434154750619">
                <text:p>0.00140434154750619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0645421527745575">
                <text:p>0.00645421527745575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0861149928103292">
                <text:p>0.00861149928103292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0521651497170684">
                <text:p>0.00521651497170684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0456087887385194">
                <text:p>0.00456087887385194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0578767564331342">
                <text:p>0.00578767564331342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0361763466696225">
                <text:p>0.00361763466696225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0189355994661656">
                <text:p>0.00189355994661656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0490924515446807">
                <text:p>0.00490924515446807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-0.00206173856360658">
                <text:p>-0.002061738563606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